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5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310.409144483" calcext:value-type="float">
            <text:p>310,409144483</text:p>
          </table:table-cell>
          <table:table-cell office:value-type="float" office:value="272.820364853" calcext:value-type="float">
            <text:p>272,820364853</text:p>
          </table:table-cell>
          <table:table-cell office:value-type="float" office:value="271.891184484" calcext:value-type="float">
            <text:p>271,891184484</text:p>
          </table:table-cell>
          <table:table-cell office:value-type="float" office:value="280.381792335" calcext:value-type="float">
            <text:p>280,381792335</text:p>
          </table:table-cell>
          <table:table-cell office:value-type="float" office:value="284.916943454" calcext:value-type="float">
            <text:p>284,916943454</text:p>
          </table:table-cell>
          <table:table-cell office:value-type="float" office:value="276.516457562" calcext:value-type="float">
            <text:p>276,516457562</text:p>
          </table:table-cell>
          <table:table-cell office:value-type="float" office:value="275.846878175" calcext:value-type="float">
            <text:p>275,846878175</text:p>
          </table:table-cell>
          <table:table-cell office:value-type="float" office:value="279.644164633" calcext:value-type="float">
            <text:p>279,644164633</text:p>
          </table:table-cell>
          <table:table-cell office:value-type="float" office:value="279.334506263" calcext:value-type="float">
            <text:p>279,334506263</text:p>
          </table:table-cell>
          <table:table-cell table:formula="of:=AVERAGE([.B2:.J2])" office:value-type="float" office:value="281.306826249111" calcext:value-type="float">
            <text:p>281,3068262491</text:p>
          </table:table-cell>
          <table:table-cell/>
          <table:table-cell table:formula="of:=TRIMMEAN([.B2:.K2];0.2)" office:value-type="float" office:value="278.845991690514" calcext:value-type="float">
            <text:p>278,8459916905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7.41137276" calcext:value-type="float">
            <text:p>287,41137276</text:p>
          </table:table-cell>
          <table:table-cell office:value-type="float" office:value="273.629162695" calcext:value-type="float">
            <text:p>273,629162695</text:p>
          </table:table-cell>
          <table:table-cell office:value-type="float" office:value="269.97795892" calcext:value-type="float">
            <text:p>269,97795892</text:p>
          </table:table-cell>
          <table:table-cell office:value-type="float" office:value="281.821750801" calcext:value-type="float">
            <text:p>281,821750801</text:p>
          </table:table-cell>
          <table:table-cell office:value-type="float" office:value="284.118037373" calcext:value-type="float">
            <text:p>284,118037373</text:p>
          </table:table-cell>
          <table:table-cell office:value-type="float" office:value="280.633943194" calcext:value-type="float">
            <text:p>280,633943194</text:p>
          </table:table-cell>
          <table:table-cell office:value-type="float" office:value="278.653995552" calcext:value-type="float">
            <text:p>278,653995552</text:p>
          </table:table-cell>
          <table:table-cell office:value-type="float" office:value="273.18498107" calcext:value-type="float">
            <text:p>273,18498107</text:p>
          </table:table-cell>
          <table:table-cell office:value-type="float" office:value="286.371318214" calcext:value-type="float">
            <text:p>286,371318214</text:p>
          </table:table-cell>
          <table:table-cell table:formula="of:=AVERAGE([.B3:.J3])" office:value-type="float" office:value="279.533613397667" calcext:value-type="float">
            <text:p>279,5336133977</text:p>
          </table:table-cell>
          <table:table-cell/>
          <table:table-cell table:formula="of:=TRIMMEAN([.B3:.K3];0.2)" office:value-type="float" office:value="279.743350287083" calcext:value-type="float">
            <text:p>279,7433502871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1.105454439" calcext:value-type="float">
            <text:p>271,105454439</text:p>
          </table:table-cell>
          <table:table-cell office:value-type="float" office:value="270.341586344" calcext:value-type="float">
            <text:p>270,341586344</text:p>
          </table:table-cell>
          <table:table-cell office:value-type="float" office:value="272.858917287" calcext:value-type="float">
            <text:p>272,858917287</text:p>
          </table:table-cell>
          <table:table-cell office:value-type="float" office:value="273.791109342" calcext:value-type="float">
            <text:p>273,791109342</text:p>
          </table:table-cell>
          <table:table-cell office:value-type="float" office:value="270.471170995" calcext:value-type="float">
            <text:p>270,471170995</text:p>
          </table:table-cell>
          <table:table-cell office:value-type="float" office:value="277.872012547" calcext:value-type="float">
            <text:p>277,872012547</text:p>
          </table:table-cell>
          <table:table-cell office:value-type="float" office:value="274.700122334" calcext:value-type="float">
            <text:p>274,700122334</text:p>
          </table:table-cell>
          <table:table-cell office:value-type="float" office:value="273.174145919" calcext:value-type="float">
            <text:p>273,174145919</text:p>
          </table:table-cell>
          <table:table-cell office:value-type="float" office:value="275.145376993" calcext:value-type="float">
            <text:p>275,145376993</text:p>
          </table:table-cell>
          <table:table-cell table:formula="of:=AVERAGE([.B4:.J4])" office:value-type="float" office:value="273.2733218" calcext:value-type="float">
            <text:p>273,2733218</text:p>
          </table:table-cell>
          <table:table-cell/>
          <table:table-cell table:formula="of:=TRIMMEAN([.B4:.K4];0.2)" office:value-type="float" office:value="273.064952388625" calcext:value-type="float">
            <text:p>273,0649523886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9.63766601" calcext:value-type="float">
            <text:p>269,63766601</text:p>
          </table:table-cell>
          <table:table-cell office:value-type="float" office:value="271.066561926" calcext:value-type="float">
            <text:p>271,066561926</text:p>
          </table:table-cell>
          <table:table-cell office:value-type="float" office:value="275.586738528" calcext:value-type="float">
            <text:p>275,586738528</text:p>
          </table:table-cell>
          <table:table-cell office:value-type="float" office:value="279.742758191" calcext:value-type="float">
            <text:p>279,742758191</text:p>
          </table:table-cell>
          <table:table-cell office:value-type="float" office:value="281.788961491" calcext:value-type="float">
            <text:p>281,788961491</text:p>
          </table:table-cell>
          <table:table-cell office:value-type="float" office:value="283.609251799" calcext:value-type="float">
            <text:p>283,609251799</text:p>
          </table:table-cell>
          <table:table-cell office:value-type="float" office:value="279.891315261" calcext:value-type="float">
            <text:p>279,891315261</text:p>
          </table:table-cell>
          <table:table-cell office:value-type="float" office:value="278.239567579" calcext:value-type="float">
            <text:p>278,239567579</text:p>
          </table:table-cell>
          <table:table-cell office:value-type="float" office:value="283.992906072" calcext:value-type="float">
            <text:p>283,992906072</text:p>
          </table:table-cell>
          <table:table-cell table:formula="of:=AVERAGE([.B5:.J5])" office:value-type="float" office:value="278.172858539667" calcext:value-type="float">
            <text:p>278,1728585397</text:p>
          </table:table-cell>
          <table:table-cell/>
          <table:table-cell table:formula="of:=TRIMMEAN([.B5:.K5];0.2)" office:value-type="float" office:value="278.512251664333" calcext:value-type="float">
            <text:p>278,5122516643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66.387540781" calcext:value-type="float">
            <text:p>266,387540781</text:p>
          </table:table-cell>
          <table:table-cell office:value-type="float" office:value="266.908112035" calcext:value-type="float">
            <text:p>266,908112035</text:p>
          </table:table-cell>
          <table:table-cell office:value-type="float" office:value="268.09518727" calcext:value-type="float">
            <text:p>268,09518727</text:p>
          </table:table-cell>
          <table:table-cell office:value-type="float" office:value="274.731712354" calcext:value-type="float">
            <text:p>274,731712354</text:p>
          </table:table-cell>
          <table:table-cell office:value-type="float" office:value="277.08222784" calcext:value-type="float">
            <text:p>277,08222784</text:p>
          </table:table-cell>
          <table:table-cell office:value-type="float" office:value="267.551186511" calcext:value-type="float">
            <text:p>267,551186511</text:p>
          </table:table-cell>
          <table:table-cell office:value-type="float" office:value="270.35013435" calcext:value-type="float">
            <text:p>270,35013435</text:p>
          </table:table-cell>
          <table:table-cell office:value-type="float" office:value="273.471798036" calcext:value-type="float">
            <text:p>273,471798036</text:p>
          </table:table-cell>
          <table:table-cell office:value-type="float" office:value="277.367504331" calcext:value-type="float">
            <text:p>277,367504331</text:p>
          </table:table-cell>
          <table:table-cell table:formula="of:=AVERAGE([.B6:.J6])" office:value-type="float" office:value="271.327267056444" calcext:value-type="float">
            <text:p>271,3272670564</text:p>
          </table:table-cell>
          <table:table-cell/>
          <table:table-cell table:formula="of:=TRIMMEAN([.B6:.K6];0.2)" office:value-type="float" office:value="271.189703181556" calcext:value-type="float">
            <text:p>271,1897031816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79.220218974" calcext:value-type="float">
            <text:p>279,220218974</text:p>
          </table:table-cell>
          <table:table-cell office:value-type="float" office:value="272.598724999" calcext:value-type="float">
            <text:p>272,598724999</text:p>
          </table:table-cell>
          <table:table-cell office:value-type="float" office:value="272.712255618" calcext:value-type="float">
            <text:p>272,712255618</text:p>
          </table:table-cell>
          <table:table-cell office:value-type="float" office:value="278.715266373" calcext:value-type="float">
            <text:p>278,715266373</text:p>
          </table:table-cell>
          <table:table-cell office:value-type="float" office:value="281.235616097" calcext:value-type="float">
            <text:p>281,235616097</text:p>
          </table:table-cell>
          <table:table-cell office:value-type="float" office:value="281.295059731" calcext:value-type="float">
            <text:p>281,295059731</text:p>
          </table:table-cell>
          <table:table-cell office:value-type="float" office:value="277.263809455" calcext:value-type="float">
            <text:p>277,263809455</text:p>
          </table:table-cell>
          <table:table-cell office:value-type="float" office:value="283.327915771" calcext:value-type="float">
            <text:p>283,327915771</text:p>
          </table:table-cell>
          <table:table-cell office:value-type="float" office:value="284.857313602" calcext:value-type="float">
            <text:p>284,857313602</text:p>
          </table:table-cell>
          <table:table-cell table:formula="of:=AVERAGE([.B7:.J7])" office:value-type="float" office:value="279.02513118" calcext:value-type="float">
            <text:p>279,02513118</text:p>
          </table:table-cell>
          <table:table-cell/>
          <table:table-cell table:formula="of:=TRIMMEAN([.B7:.K7];0.2)" office:value-type="float" office:value="279.099409149875" calcext:value-type="float">
            <text:p>279,0994091499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3.017521453" calcext:value-type="float">
            <text:p>273,017521453</text:p>
          </table:table-cell>
          <table:table-cell office:value-type="float" office:value="274.830638779" calcext:value-type="float">
            <text:p>274,830638779</text:p>
          </table:table-cell>
          <table:table-cell office:value-type="float" office:value="280.477627425" calcext:value-type="float">
            <text:p>280,477627425</text:p>
          </table:table-cell>
          <table:table-cell office:value-type="float" office:value="289.890260873" calcext:value-type="float">
            <text:p>289,890260873</text:p>
          </table:table-cell>
          <table:table-cell office:value-type="float" office:value="278.257239425" calcext:value-type="float">
            <text:p>278,257239425</text:p>
          </table:table-cell>
          <table:table-cell office:value-type="float" office:value="272.773441011" calcext:value-type="float">
            <text:p>272,773441011</text:p>
          </table:table-cell>
          <table:table-cell office:value-type="float" office:value="278.97736752" calcext:value-type="float">
            <text:p>278,97736752</text:p>
          </table:table-cell>
          <table:table-cell office:value-type="float" office:value="273.136549746" calcext:value-type="float">
            <text:p>273,136549746</text:p>
          </table:table-cell>
          <table:table-cell office:value-type="float" office:value="278.263250029" calcext:value-type="float">
            <text:p>278,263250029</text:p>
          </table:table-cell>
          <table:table-cell table:formula="of:=AVERAGE([.B8:.J8])" office:value-type="float" office:value="277.735988473444" calcext:value-type="float">
            <text:p>277,7359884734</text:p>
          </table:table-cell>
          <table:table-cell/>
          <table:table-cell table:formula="of:=TRIMMEAN([.B8:.K8];0.2)" office:value-type="float" office:value="276.837022856306" calcext:value-type="float">
            <text:p>276,8370228563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6.080624925" calcext:value-type="float">
            <text:p>276,080624925</text:p>
          </table:table-cell>
          <table:table-cell office:value-type="float" office:value="275.224014123" calcext:value-type="float">
            <text:p>275,224014123</text:p>
          </table:table-cell>
          <table:table-cell office:value-type="float" office:value="289.672912787" calcext:value-type="float">
            <text:p>289,672912787</text:p>
          </table:table-cell>
          <table:table-cell office:value-type="float" office:value="290.408140094" calcext:value-type="float">
            <text:p>290,408140094</text:p>
          </table:table-cell>
          <table:table-cell office:value-type="float" office:value="291.574927531" calcext:value-type="float">
            <text:p>291,574927531</text:p>
          </table:table-cell>
          <table:table-cell office:value-type="float" office:value="282.148540229" calcext:value-type="float">
            <text:p>282,148540229</text:p>
          </table:table-cell>
          <table:table-cell office:value-type="float" office:value="284.686944343" calcext:value-type="float">
            <text:p>284,686944343</text:p>
          </table:table-cell>
          <table:table-cell office:value-type="float" office:value="281.232860515" calcext:value-type="float">
            <text:p>281,232860515</text:p>
          </table:table-cell>
          <table:table-cell office:value-type="float" office:value="289.819724896" calcext:value-type="float">
            <text:p>289,819724896</text:p>
          </table:table-cell>
          <table:table-cell table:formula="of:=AVERAGE([.B9:.J9])" office:value-type="float" office:value="284.538743271444" calcext:value-type="float">
            <text:p>284,5387432714</text:p>
          </table:table-cell>
          <table:table-cell/>
          <table:table-cell table:formula="of:=TRIMMEAN([.B9:.K9];0.2)" office:value-type="float" office:value="284.823561382556" calcext:value-type="float">
            <text:p>284,8235613826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0.581464338" calcext:value-type="float">
            <text:p>270,581464338</text:p>
          </table:table-cell>
          <table:table-cell office:value-type="float" office:value="269.829650261" calcext:value-type="float">
            <text:p>269,829650261</text:p>
          </table:table-cell>
          <table:table-cell office:value-type="float" office:value="273.223216024" calcext:value-type="float">
            <text:p>273,223216024</text:p>
          </table:table-cell>
          <table:table-cell office:value-type="float" office:value="283.364916994" calcext:value-type="float">
            <text:p>283,364916994</text:p>
          </table:table-cell>
          <table:table-cell office:value-type="float" office:value="286.596512136" calcext:value-type="float">
            <text:p>286,596512136</text:p>
          </table:table-cell>
          <table:table-cell office:value-type="float" office:value="271.272353985" calcext:value-type="float">
            <text:p>271,272353985</text:p>
          </table:table-cell>
          <table:table-cell office:value-type="float" office:value="273.110809531" calcext:value-type="float">
            <text:p>273,110809531</text:p>
          </table:table-cell>
          <table:table-cell office:value-type="float" office:value="282.171573246" calcext:value-type="float">
            <text:p>282,171573246</text:p>
          </table:table-cell>
          <table:table-cell office:value-type="float" office:value="283.984204371" calcext:value-type="float">
            <text:p>283,984204371</text:p>
          </table:table-cell>
          <table:table-cell table:formula="of:=AVERAGE([.B10:.J10])" office:value-type="float" office:value="277.126077876222" calcext:value-type="float">
            <text:p>277,1260778762</text:p>
          </table:table-cell>
          <table:table-cell/>
          <table:table-cell table:formula="of:=TRIMMEAN([.B10:.K10];0.2)" office:value-type="float" office:value="276.854327045653" calcext:value-type="float">
            <text:p>276,8543270457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62.216021668" calcext:value-type="float">
            <text:p>262,216021668</text:p>
          </table:table-cell>
          <table:table-cell office:value-type="float" office:value="266.914983619" calcext:value-type="float">
            <text:p>266,914983619</text:p>
          </table:table-cell>
          <table:table-cell office:value-type="float" office:value="263.101957742" calcext:value-type="float">
            <text:p>263,101957742</text:p>
          </table:table-cell>
          <table:table-cell office:value-type="float" office:value="263.941182449" calcext:value-type="float">
            <text:p>263,941182449</text:p>
          </table:table-cell>
          <table:table-cell office:value-type="float" office:value="269.538358548" calcext:value-type="float">
            <text:p>269,538358548</text:p>
          </table:table-cell>
          <table:table-cell office:value-type="float" office:value="260.33457282" calcext:value-type="float">
            <text:p>260,33457282</text:p>
          </table:table-cell>
          <table:table-cell office:value-type="float" office:value="262.993181933" calcext:value-type="float">
            <text:p>262,993181933</text:p>
          </table:table-cell>
          <table:table-cell office:value-type="float" office:value="270.288076874" calcext:value-type="float">
            <text:p>270,288076874</text:p>
          </table:table-cell>
          <table:table-cell office:value-type="float" office:value="270.773869525" calcext:value-type="float">
            <text:p>270,773869525</text:p>
          </table:table-cell>
          <table:table-cell table:formula="of:=AVERAGE([.B11:.J11])" office:value-type="float" office:value="265.566911686444" calcext:value-type="float">
            <text:p>265,5669116864</text:p>
          </table:table-cell>
          <table:table-cell/>
          <table:table-cell table:formula="of:=TRIMMEAN([.B11:.K11];0.2)" office:value-type="float" office:value="265.570084314931" calcext:value-type="float">
            <text:p>265,570084314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63.107285306" calcext:value-type="float">
            <text:p>263,107285306</text:p>
          </table:table-cell>
          <table:table-cell office:value-type="float" office:value="271.217569862" calcext:value-type="float">
            <text:p>271,217569862</text:p>
          </table:table-cell>
          <table:table-cell office:value-type="float" office:value="277.102784516" calcext:value-type="float">
            <text:p>277,102784516</text:p>
          </table:table-cell>
          <table:table-cell office:value-type="float" office:value="271.432165286" calcext:value-type="float">
            <text:p>271,432165286</text:p>
          </table:table-cell>
          <table:table-cell office:value-type="float" office:value="276.291466843" calcext:value-type="float">
            <text:p>276,291466843</text:p>
          </table:table-cell>
          <table:table-cell office:value-type="float" office:value="271.266793459" calcext:value-type="float">
            <text:p>271,266793459</text:p>
          </table:table-cell>
          <table:table-cell office:value-type="float" office:value="268.314534769" calcext:value-type="float">
            <text:p>268,314534769</text:p>
          </table:table-cell>
          <table:table-cell office:value-type="float" office:value="270.095627435" calcext:value-type="float">
            <text:p>270,095627435</text:p>
          </table:table-cell>
          <table:table-cell office:value-type="float" office:value="273.973236323" calcext:value-type="float">
            <text:p>273,973236323</text:p>
          </table:table-cell>
          <table:table-cell table:formula="of:=AVERAGE([.B12:.J12])" office:value-type="float" office:value="271.422384866556" calcext:value-type="float">
            <text:p>271,4223848666</text:p>
          </table:table-cell>
          <table:table-cell/>
          <table:table-cell table:formula="of:=TRIMMEAN([.B12:.K12];0.2)" office:value-type="float" office:value="271.751722355444" calcext:value-type="float">
            <text:p>271,7517223554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7.935173043" calcext:value-type="float">
            <text:p>257,935173043</text:p>
          </table:table-cell>
          <table:table-cell office:value-type="float" office:value="260.432750776" calcext:value-type="float">
            <text:p>260,432750776</text:p>
          </table:table-cell>
          <table:table-cell office:value-type="float" office:value="269.534290517" calcext:value-type="float">
            <text:p>269,534290517</text:p>
          </table:table-cell>
          <table:table-cell office:value-type="float" office:value="273.191091008" calcext:value-type="float">
            <text:p>273,191091008</text:p>
          </table:table-cell>
          <table:table-cell office:value-type="float" office:value="272.761597074" calcext:value-type="float">
            <text:p>272,761597074</text:p>
          </table:table-cell>
          <table:table-cell office:value-type="float" office:value="264.17575664" calcext:value-type="float">
            <text:p>264,17575664</text:p>
          </table:table-cell>
          <table:table-cell office:value-type="float" office:value="270.097908857" calcext:value-type="float">
            <text:p>270,097908857</text:p>
          </table:table-cell>
          <table:table-cell office:value-type="float" office:value="272.317619293" calcext:value-type="float">
            <text:p>272,317619293</text:p>
          </table:table-cell>
          <table:table-cell office:value-type="float" office:value="275.055036679" calcext:value-type="float">
            <text:p>275,055036679</text:p>
          </table:table-cell>
          <table:table-cell table:formula="of:=AVERAGE([.B13:.J13])" office:value-type="float" office:value="268.389024876333" calcext:value-type="float">
            <text:p>268,3890248763</text:p>
          </table:table-cell>
          <table:table-cell/>
          <table:table-cell table:formula="of:=TRIMMEAN([.B13:.K13];0.2)" office:value-type="float" office:value="268.862504880167" calcext:value-type="float">
            <text:p>268,8625048802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68.938458313" calcext:value-type="float">
            <text:p>268,938458313</text:p>
          </table:table-cell>
          <table:table-cell office:value-type="float" office:value="265.832773934" calcext:value-type="float">
            <text:p>265,832773934</text:p>
          </table:table-cell>
          <table:table-cell office:value-type="float" office:value="272.420342791" calcext:value-type="float">
            <text:p>272,420342791</text:p>
          </table:table-cell>
          <table:table-cell office:value-type="float" office:value="276.941304355" calcext:value-type="float">
            <text:p>276,941304355</text:p>
          </table:table-cell>
          <table:table-cell office:value-type="float" office:value="279.896447901" calcext:value-type="float">
            <text:p>279,896447901</text:p>
          </table:table-cell>
          <table:table-cell office:value-type="float" office:value="268.930482354" calcext:value-type="float">
            <text:p>268,930482354</text:p>
          </table:table-cell>
          <table:table-cell office:value-type="float" office:value="267.016060011" calcext:value-type="float">
            <text:p>267,016060011</text:p>
          </table:table-cell>
          <table:table-cell office:value-type="float" office:value="276.275059931" calcext:value-type="float">
            <text:p>276,275059931</text:p>
          </table:table-cell>
          <table:table-cell office:value-type="float" office:value="276.023138427" calcext:value-type="float">
            <text:p>276,023138427</text:p>
          </table:table-cell>
          <table:table-cell table:formula="of:=AVERAGE([.B14:.J14])" office:value-type="float" office:value="272.474896446333" calcext:value-type="float">
            <text:p>272,4748964463</text:p>
          </table:table-cell>
          <table:table-cell/>
          <table:table-cell table:formula="of:=TRIMMEAN([.B14:.K14];0.2)" office:value-type="float" office:value="272.377467828542" calcext:value-type="float">
            <text:p>272,3774678285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70.711687967" calcext:value-type="float">
            <text:p>270,711687967</text:p>
          </table:table-cell>
          <table:table-cell office:value-type="float" office:value="281.985854436" calcext:value-type="float">
            <text:p>281,985854436</text:p>
          </table:table-cell>
          <table:table-cell office:value-type="float" office:value="275.874649899" calcext:value-type="float">
            <text:p>275,874649899</text:p>
          </table:table-cell>
          <table:table-cell office:value-type="float" office:value="275.083935335" calcext:value-type="float">
            <text:p>275,083935335</text:p>
          </table:table-cell>
          <table:table-cell office:value-type="float" office:value="285.795616171" calcext:value-type="float">
            <text:p>285,795616171</text:p>
          </table:table-cell>
          <table:table-cell office:value-type="float" office:value="267.073479534" calcext:value-type="float">
            <text:p>267,073479534</text:p>
          </table:table-cell>
          <table:table-cell office:value-type="float" office:value="273.970971527" calcext:value-type="float">
            <text:p>273,970971527</text:p>
          </table:table-cell>
          <table:table-cell office:value-type="float" office:value="278.852674136" calcext:value-type="float">
            <text:p>278,852674136</text:p>
          </table:table-cell>
          <table:table-cell office:value-type="float" office:value="278.847245889" calcext:value-type="float">
            <text:p>278,847245889</text:p>
          </table:table-cell>
          <table:table-cell table:formula="of:=AVERAGE([.B15:.J15])" office:value-type="float" office:value="276.466234988222" calcext:value-type="float">
            <text:p>276,4662349882</text:p>
          </table:table-cell>
          <table:table-cell/>
          <table:table-cell table:formula="of:=TRIMMEAN([.B15:.K15];0.2)" office:value-type="float" office:value="276.474156772153" calcext:value-type="float">
            <text:p>276,4741567722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76.252656531" calcext:value-type="float">
            <text:p>276,252656531</text:p>
          </table:table-cell>
          <table:table-cell office:value-type="float" office:value="279.991567218" calcext:value-type="float">
            <text:p>279,991567218</text:p>
          </table:table-cell>
          <table:table-cell office:value-type="float" office:value="283.780407621" calcext:value-type="float">
            <text:p>283,780407621</text:p>
          </table:table-cell>
          <table:table-cell office:value-type="float" office:value="284.318239991" calcext:value-type="float">
            <text:p>284,318239991</text:p>
          </table:table-cell>
          <table:table-cell office:value-type="float" office:value="284.372770811" calcext:value-type="float">
            <text:p>284,372770811</text:p>
          </table:table-cell>
          <table:table-cell office:value-type="float" office:value="275.435540034" calcext:value-type="float">
            <text:p>275,435540034</text:p>
          </table:table-cell>
          <table:table-cell office:value-type="float" office:value="292.638230332" calcext:value-type="float">
            <text:p>292,638230332</text:p>
          </table:table-cell>
          <table:table-cell office:value-type="float" office:value="277.676694418" calcext:value-type="float">
            <text:p>277,676694418</text:p>
          </table:table-cell>
          <table:table-cell office:value-type="float" office:value="279.270807588" calcext:value-type="float">
            <text:p>279,270807588</text:p>
          </table:table-cell>
          <table:table-cell table:formula="of:=AVERAGE([.B16:.J16])" office:value-type="float" office:value="281.526323838222" calcext:value-type="float">
            <text:p>281,5263238382</text:p>
          </table:table-cell>
          <table:table-cell/>
          <table:table-cell table:formula="of:=TRIMMEAN([.B16:.K16];0.2)" office:value-type="float" office:value="280.898683502028" calcext:value-type="float">
            <text:p>280,898683502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9.265680329" calcext:value-type="float">
            <text:p>269,265680329</text:p>
          </table:table-cell>
          <table:table-cell office:value-type="float" office:value="279.255928578" calcext:value-type="float">
            <text:p>279,255928578</text:p>
          </table:table-cell>
          <table:table-cell office:value-type="float" office:value="279.188427634" calcext:value-type="float">
            <text:p>279,188427634</text:p>
          </table:table-cell>
          <table:table-cell office:value-type="float" office:value="281.022720902" calcext:value-type="float">
            <text:p>281,022720902</text:p>
          </table:table-cell>
          <table:table-cell office:value-type="float" office:value="282.894183819" calcext:value-type="float">
            <text:p>282,894183819</text:p>
          </table:table-cell>
          <table:table-cell office:value-type="float" office:value="268.974279355" calcext:value-type="float">
            <text:p>268,974279355</text:p>
          </table:table-cell>
          <table:table-cell office:value-type="float" office:value="277.595528373" calcext:value-type="float">
            <text:p>277,595528373</text:p>
          </table:table-cell>
          <table:table-cell office:value-type="float" office:value="283.751187426" calcext:value-type="float">
            <text:p>283,751187426</text:p>
          </table:table-cell>
          <table:table-cell office:value-type="float" office:value="277.519981956" calcext:value-type="float">
            <text:p>277,519981956</text:p>
          </table:table-cell>
          <table:table-cell table:formula="of:=AVERAGE([.B17:.J17])" office:value-type="float" office:value="277.718657596889" calcext:value-type="float">
            <text:p>277,7186575969</text:p>
          </table:table-cell>
          <table:table-cell/>
          <table:table-cell table:formula="of:=TRIMMEAN([.B17:.K17];0.2)" office:value-type="float" office:value="278.057638648486" calcext:value-type="float">
            <text:p>278,0576386485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57.271066" calcext:value-type="float">
            <text:p>257,271066</text:p>
          </table:table-cell>
          <table:table-cell office:value-type="float" office:value="266.029523595" calcext:value-type="float">
            <text:p>266,029523595</text:p>
          </table:table-cell>
          <table:table-cell office:value-type="float" office:value="263.794528181" calcext:value-type="float">
            <text:p>263,794528181</text:p>
          </table:table-cell>
          <table:table-cell office:value-type="float" office:value="269.720232905" calcext:value-type="float">
            <text:p>269,720232905</text:p>
          </table:table-cell>
          <table:table-cell office:value-type="float" office:value="276.588452523" calcext:value-type="float">
            <text:p>276,588452523</text:p>
          </table:table-cell>
          <table:table-cell office:value-type="float" office:value="268.584032486" calcext:value-type="float">
            <text:p>268,584032486</text:p>
          </table:table-cell>
          <table:table-cell office:value-type="float" office:value="268.607316347" calcext:value-type="float">
            <text:p>268,607316347</text:p>
          </table:table-cell>
          <table:table-cell office:value-type="float" office:value="270.998004168" calcext:value-type="float">
            <text:p>270,998004168</text:p>
          </table:table-cell>
          <table:table-cell office:value-type="float" office:value="266.827106977" calcext:value-type="float">
            <text:p>266,827106977</text:p>
          </table:table-cell>
          <table:table-cell table:formula="of:=AVERAGE([.B18:.J18])" office:value-type="float" office:value="267.602251464667" calcext:value-type="float">
            <text:p>267,6022514647</text:p>
          </table:table-cell>
          <table:table-cell/>
          <table:table-cell table:formula="of:=TRIMMEAN([.B18:.K18];0.2)" office:value-type="float" office:value="267.770374515458" calcext:value-type="float">
            <text:p>267,770374515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69.830144321" calcext:value-type="float">
            <text:p>269,830144321</text:p>
          </table:table-cell>
          <table:table-cell office:value-type="float" office:value="276.119954785" calcext:value-type="float">
            <text:p>276,119954785</text:p>
          </table:table-cell>
          <table:table-cell office:value-type="float" office:value="276.838671736" calcext:value-type="float">
            <text:p>276,838671736</text:p>
          </table:table-cell>
          <table:table-cell office:value-type="float" office:value="275.731958169" calcext:value-type="float">
            <text:p>275,731958169</text:p>
          </table:table-cell>
          <table:table-cell office:value-type="float" office:value="284.723974434" calcext:value-type="float">
            <text:p>284,723974434</text:p>
          </table:table-cell>
          <table:table-cell office:value-type="float" office:value="280.911468418" calcext:value-type="float">
            <text:p>280,911468418</text:p>
          </table:table-cell>
          <table:table-cell office:value-type="float" office:value="275.094057099" calcext:value-type="float">
            <text:p>275,094057099</text:p>
          </table:table-cell>
          <table:table-cell office:value-type="float" office:value="273.856885091" calcext:value-type="float">
            <text:p>273,856885091</text:p>
          </table:table-cell>
          <table:table-cell office:value-type="float" office:value="276.104095238" calcext:value-type="float">
            <text:p>276,104095238</text:p>
          </table:table-cell>
          <table:table-cell table:formula="of:=AVERAGE([.B19:.J19])" office:value-type="float" office:value="276.579023254556" calcext:value-type="float">
            <text:p>276,5790232546</text:p>
          </table:table-cell>
          <table:table-cell/>
          <table:table-cell table:formula="of:=TRIMMEAN([.B19:.K19];0.2)" office:value-type="float" office:value="276.404514223819" calcext:value-type="float">
            <text:p>276,404514223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13])" office:value-type="float" office:value="3305.15488119704" calcext:value-type="float">
            <text:p>3305,1548811971</text:p>
          </table:table-cell>
        </table:table-row>
      </table:table>
      <table:table table:name="2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91.422786107" calcext:value-type="float">
            <text:p>291,422786107</text:p>
          </table:table-cell>
          <table:table-cell office:value-type="float" office:value="288.886615198" calcext:value-type="float">
            <text:p>288,886615198</text:p>
          </table:table-cell>
          <table:table-cell office:value-type="float" office:value="291.983283923" calcext:value-type="float">
            <text:p>291,983283923</text:p>
          </table:table-cell>
          <table:table-cell office:value-type="float" office:value="295.41521242" calcext:value-type="float">
            <text:p>295,41521242</text:p>
          </table:table-cell>
          <table:table-cell office:value-type="float" office:value="292.863465779" calcext:value-type="float">
            <text:p>292,863465779</text:p>
          </table:table-cell>
          <table:table-cell office:value-type="float" office:value="299.022983792" calcext:value-type="float">
            <text:p>299,022983792</text:p>
          </table:table-cell>
          <table:table-cell office:value-type="float" office:value="297.647280522" calcext:value-type="float">
            <text:p>297,647280522</text:p>
          </table:table-cell>
          <table:table-cell office:value-type="float" office:value="297.475653205" calcext:value-type="float">
            <text:p>297,475653205</text:p>
          </table:table-cell>
          <table:table-cell office:value-type="float" office:value="296.612503499" calcext:value-type="float">
            <text:p>296,612503499</text:p>
          </table:table-cell>
          <table:table-cell office:value-type="float" office:value="294.5921982717" calcext:value-type="float">
            <text:p>294,5921982717</text:p>
          </table:table-cell>
          <table:table-cell/>
          <table:table-cell table:formula="of:=TRIMMEAN([.B2:.K2];0.2)" office:value-type="float" office:value="294.751547965838" calcext:value-type="float">
            <text:p>294,7515479658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97.534426728" calcext:value-type="float">
            <text:p>297,534426728</text:p>
          </table:table-cell>
          <table:table-cell office:value-type="float" office:value="298.737427918" calcext:value-type="float">
            <text:p>298,737427918</text:p>
          </table:table-cell>
          <table:table-cell office:value-type="float" office:value="302.289016797" calcext:value-type="float">
            <text:p>302,289016797</text:p>
          </table:table-cell>
          <table:table-cell office:value-type="float" office:value="305.259696169" calcext:value-type="float">
            <text:p>305,259696169</text:p>
          </table:table-cell>
          <table:table-cell office:value-type="float" office:value="303.060968882" calcext:value-type="float">
            <text:p>303,060968882</text:p>
          </table:table-cell>
          <table:table-cell office:value-type="float" office:value="307.889328327" calcext:value-type="float">
            <text:p>307,889328327</text:p>
          </table:table-cell>
          <table:table-cell office:value-type="float" office:value="308.744104555" calcext:value-type="float">
            <text:p>308,744104555</text:p>
          </table:table-cell>
          <table:table-cell office:value-type="float" office:value="309.171369155" calcext:value-type="float">
            <text:p>309,171369155</text:p>
          </table:table-cell>
          <table:table-cell office:value-type="float" office:value="307.768909089" calcext:value-type="float">
            <text:p>307,768909089</text:p>
          </table:table-cell>
          <table:table-cell office:value-type="float" office:value="304.4950275133" calcext:value-type="float">
            <text:p>304,4950275133</text:p>
          </table:table-cell>
          <table:table-cell/>
          <table:table-cell table:formula="of:=TRIMMEAN([.B3:.K3];0.2)" office:value-type="float" office:value="304.780559906287" calcext:value-type="float">
            <text:p>304,7805599063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92.006049185" calcext:value-type="float">
            <text:p>292,006049185</text:p>
          </table:table-cell>
          <table:table-cell office:value-type="float" office:value="295.743096143" calcext:value-type="float">
            <text:p>295,743096143</text:p>
          </table:table-cell>
          <table:table-cell office:value-type="float" office:value="300.561163508" calcext:value-type="float">
            <text:p>300,561163508</text:p>
          </table:table-cell>
          <table:table-cell office:value-type="float" office:value="301.391923345" calcext:value-type="float">
            <text:p>301,391923345</text:p>
          </table:table-cell>
          <table:table-cell office:value-type="float" office:value="297.438534967" calcext:value-type="float">
            <text:p>297,438534967</text:p>
          </table:table-cell>
          <table:table-cell office:value-type="float" office:value="300.19627547" calcext:value-type="float">
            <text:p>300,19627547</text:p>
          </table:table-cell>
          <table:table-cell office:value-type="float" office:value="299.136601721" calcext:value-type="float">
            <text:p>299,136601721</text:p>
          </table:table-cell>
          <table:table-cell office:value-type="float" office:value="299.118714446" calcext:value-type="float">
            <text:p>299,118714446</text:p>
          </table:table-cell>
          <table:table-cell office:value-type="float" office:value="299.13620135" calcext:value-type="float">
            <text:p>299,13620135</text:p>
          </table:table-cell>
          <table:table-cell office:value-type="float" office:value="298.3031733483" calcext:value-type="float">
            <text:p>298,3031733483</text:p>
          </table:table-cell>
          <table:table-cell/>
          <table:table-cell table:formula="of:=TRIMMEAN([.B4:.K4];0.2)" office:value-type="float" office:value="298.704220119162" calcext:value-type="float">
            <text:p>298,7042201192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302.187823846" calcext:value-type="float">
            <text:p>302,187823846</text:p>
          </table:table-cell>
          <table:table-cell office:value-type="float" office:value="302.870449029" calcext:value-type="float">
            <text:p>302,870449029</text:p>
          </table:table-cell>
          <table:table-cell office:value-type="float" office:value="305.032535192" calcext:value-type="float">
            <text:p>305,032535192</text:p>
          </table:table-cell>
          <table:table-cell office:value-type="float" office:value="309.334186854" calcext:value-type="float">
            <text:p>309,334186854</text:p>
          </table:table-cell>
          <table:table-cell office:value-type="float" office:value="305.369203419" calcext:value-type="float">
            <text:p>305,369203419</text:p>
          </table:table-cell>
          <table:table-cell office:value-type="float" office:value="315.324897595" calcext:value-type="float">
            <text:p>315,324897595</text:p>
          </table:table-cell>
          <table:table-cell office:value-type="float" office:value="315.065036568" calcext:value-type="float">
            <text:p>315,065036568</text:p>
          </table:table-cell>
          <table:table-cell office:value-type="float" office:value="307.127735609" calcext:value-type="float">
            <text:p>307,127735609</text:p>
          </table:table-cell>
          <table:table-cell office:value-type="float" office:value="309.462838478" calcext:value-type="float">
            <text:p>309,462838478</text:p>
          </table:table-cell>
          <table:table-cell office:value-type="float" office:value="307.9749673989" calcext:value-type="float">
            <text:p>307,9749673989</text:p>
          </table:table-cell>
          <table:table-cell/>
          <table:table-cell table:formula="of:=TRIMMEAN([.B5:.K5];0.2)" office:value-type="float" office:value="307.779619068487" calcext:value-type="float">
            <text:p>307,7796190685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307.742860836" calcext:value-type="float">
            <text:p>307,742860836</text:p>
          </table:table-cell>
          <table:table-cell office:value-type="float" office:value="311.844863691" calcext:value-type="float">
            <text:p>311,844863691</text:p>
          </table:table-cell>
          <table:table-cell office:value-type="float" office:value="311.562059531" calcext:value-type="float">
            <text:p>311,562059531</text:p>
          </table:table-cell>
          <table:table-cell office:value-type="float" office:value="312.507607384" calcext:value-type="float">
            <text:p>312,507607384</text:p>
          </table:table-cell>
          <table:table-cell office:value-type="float" office:value="316.614242185" calcext:value-type="float">
            <text:p>316,614242185</text:p>
          </table:table-cell>
          <table:table-cell office:value-type="float" office:value="318.547910127" calcext:value-type="float">
            <text:p>318,547910127</text:p>
          </table:table-cell>
          <table:table-cell office:value-type="float" office:value="313.046847772" calcext:value-type="float">
            <text:p>313,046847772</text:p>
          </table:table-cell>
          <table:table-cell office:value-type="float" office:value="306.457555637" calcext:value-type="float">
            <text:p>306,457555637</text:p>
          </table:table-cell>
          <table:table-cell office:value-type="float" office:value="305.365744357" calcext:value-type="float">
            <text:p>305,365744357</text:p>
          </table:table-cell>
          <table:table-cell office:value-type="float" office:value="311.5210768356" calcext:value-type="float">
            <text:p>311,5210768356</text:p>
          </table:table-cell>
          <table:table-cell/>
          <table:table-cell table:formula="of:=TRIMMEAN([.B6:.K6];0.2)" office:value-type="float" office:value="311.41213923395" calcext:value-type="float">
            <text:p>311,412139234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302.812375495" calcext:value-type="float">
            <text:p>302,812375495</text:p>
          </table:table-cell>
          <table:table-cell office:value-type="float" office:value="295.968948133" calcext:value-type="float">
            <text:p>295,968948133</text:p>
          </table:table-cell>
          <table:table-cell office:value-type="float" office:value="297.331688473" calcext:value-type="float">
            <text:p>297,331688473</text:p>
          </table:table-cell>
          <table:table-cell office:value-type="float" office:value="300.452504854" calcext:value-type="float">
            <text:p>300,452504854</text:p>
          </table:table-cell>
          <table:table-cell office:value-type="float" office:value="304.720669337" calcext:value-type="float">
            <text:p>304,720669337</text:p>
          </table:table-cell>
          <table:table-cell office:value-type="float" office:value="305.267366519" calcext:value-type="float">
            <text:p>305,267366519</text:p>
          </table:table-cell>
          <table:table-cell office:value-type="float" office:value="301.438289734" calcext:value-type="float">
            <text:p>301,438289734</text:p>
          </table:table-cell>
          <table:table-cell office:value-type="float" office:value="295.181706452" calcext:value-type="float">
            <text:p>295,181706452</text:p>
          </table:table-cell>
          <table:table-cell office:value-type="float" office:value="292.392697156" calcext:value-type="float">
            <text:p>292,392697156</text:p>
          </table:table-cell>
          <table:table-cell office:value-type="float" office:value="299.5073606837" calcext:value-type="float">
            <text:p>299,5073606837</text:p>
          </table:table-cell>
          <table:table-cell/>
          <table:table-cell table:formula="of:=TRIMMEAN([.B7:.K7];0.2)" office:value-type="float" office:value="299.676692895213" calcext:value-type="float">
            <text:p>299,6766928952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98.11622562" calcext:value-type="float">
            <text:p>298,11622562</text:p>
          </table:table-cell>
          <table:table-cell office:value-type="float" office:value="293.402032993" calcext:value-type="float">
            <text:p>293,402032993</text:p>
          </table:table-cell>
          <table:table-cell office:value-type="float" office:value="297.458691564" calcext:value-type="float">
            <text:p>297,458691564</text:p>
          </table:table-cell>
          <table:table-cell office:value-type="float" office:value="302.245990692" calcext:value-type="float">
            <text:p>302,245990692</text:p>
          </table:table-cell>
          <table:table-cell office:value-type="float" office:value="296.207480529" calcext:value-type="float">
            <text:p>296,207480529</text:p>
          </table:table-cell>
          <table:table-cell office:value-type="float" office:value="296.650036295" calcext:value-type="float">
            <text:p>296,650036295</text:p>
          </table:table-cell>
          <table:table-cell office:value-type="float" office:value="300.779818971" calcext:value-type="float">
            <text:p>300,779818971</text:p>
          </table:table-cell>
          <table:table-cell office:value-type="float" office:value="300.142700246" calcext:value-type="float">
            <text:p>300,142700246</text:p>
          </table:table-cell>
          <table:table-cell office:value-type="float" office:value="291.356594299" calcext:value-type="float">
            <text:p>291,356594299</text:p>
          </table:table-cell>
          <table:table-cell office:value-type="float" office:value="297.3732856899" calcext:value-type="float">
            <text:p>297,3732856899</text:p>
          </table:table-cell>
          <table:table-cell/>
          <table:table-cell table:formula="of:=TRIMMEAN([.B8:.K8];0.2)" office:value-type="float" office:value="297.516283988488" calcext:value-type="float">
            <text:p>297,5162839885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319.952252615" calcext:value-type="float">
            <text:p>319,952252615</text:p>
          </table:table-cell>
          <table:table-cell office:value-type="float" office:value="318.600975003" calcext:value-type="float">
            <text:p>318,600975003</text:p>
          </table:table-cell>
          <table:table-cell office:value-type="float" office:value="319.984431922" calcext:value-type="float">
            <text:p>319,984431922</text:p>
          </table:table-cell>
          <table:table-cell office:value-type="float" office:value="324.140795045" calcext:value-type="float">
            <text:p>324,140795045</text:p>
          </table:table-cell>
          <table:table-cell office:value-type="float" office:value="322.298894023" calcext:value-type="float">
            <text:p>322,298894023</text:p>
          </table:table-cell>
          <table:table-cell office:value-type="float" office:value="331.178277753" calcext:value-type="float">
            <text:p>331,178277753</text:p>
          </table:table-cell>
          <table:table-cell office:value-type="float" office:value="327.663559086" calcext:value-type="float">
            <text:p>327,663559086</text:p>
          </table:table-cell>
          <table:table-cell office:value-type="float" office:value="317.585508213" calcext:value-type="float">
            <text:p>317,585508213</text:p>
          </table:table-cell>
          <table:table-cell office:value-type="float" office:value="315.406800689" calcext:value-type="float">
            <text:p>315,406800689</text:p>
          </table:table-cell>
          <table:table-cell office:value-type="float" office:value="321.8679438166" calcext:value-type="float">
            <text:p>321,8679438166</text:p>
          </table:table-cell>
          <table:table-cell/>
          <table:table-cell table:formula="of:=TRIMMEAN([.B9:.K9];0.2)" office:value-type="float" office:value="321.51179496545" calcext:value-type="float">
            <text:p>321,5117949655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307.650476958" calcext:value-type="float">
            <text:p>307,650476958</text:p>
          </table:table-cell>
          <table:table-cell office:value-type="float" office:value="303.498452515" calcext:value-type="float">
            <text:p>303,498452515</text:p>
          </table:table-cell>
          <table:table-cell office:value-type="float" office:value="307.228939769" calcext:value-type="float">
            <text:p>307,228939769</text:p>
          </table:table-cell>
          <table:table-cell office:value-type="float" office:value="307.896510935" calcext:value-type="float">
            <text:p>307,896510935</text:p>
          </table:table-cell>
          <table:table-cell office:value-type="float" office:value="301.87886133" calcext:value-type="float">
            <text:p>301,87886133</text:p>
          </table:table-cell>
          <table:table-cell office:value-type="float" office:value="301.799665386" calcext:value-type="float">
            <text:p>301,799665386</text:p>
          </table:table-cell>
          <table:table-cell office:value-type="float" office:value="303.26514101" calcext:value-type="float">
            <text:p>303,26514101</text:p>
          </table:table-cell>
          <table:table-cell office:value-type="float" office:value="304.275908658" calcext:value-type="float">
            <text:p>304,275908658</text:p>
          </table:table-cell>
          <table:table-cell office:value-type="float" office:value="305.423660413" calcext:value-type="float">
            <text:p>305,423660413</text:p>
          </table:table-cell>
          <table:table-cell office:value-type="float" office:value="304.7686241082" calcext:value-type="float">
            <text:p>304,7686241082</text:p>
          </table:table-cell>
          <table:table-cell/>
          <table:table-cell table:formula="of:=TRIMMEAN([.B10:.K10];0.2)" office:value-type="float" office:value="304.74875809515" calcext:value-type="float">
            <text:p>304,7487580952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94.007956522" calcext:value-type="float">
            <text:p>294,007956522</text:p>
          </table:table-cell>
          <table:table-cell office:value-type="float" office:value="293.096760393" calcext:value-type="float">
            <text:p>293,096760393</text:p>
          </table:table-cell>
          <table:table-cell office:value-type="float" office:value="291.775267619" calcext:value-type="float">
            <text:p>291,775267619</text:p>
          </table:table-cell>
          <table:table-cell office:value-type="float" office:value="293.948823516" calcext:value-type="float">
            <text:p>293,948823516</text:p>
          </table:table-cell>
          <table:table-cell office:value-type="float" office:value="298.135025167" calcext:value-type="float">
            <text:p>298,135025167</text:p>
          </table:table-cell>
          <table:table-cell office:value-type="float" office:value="293.28115741" calcext:value-type="float">
            <text:p>293,28115741</text:p>
          </table:table-cell>
          <table:table-cell office:value-type="float" office:value="289.029456116" calcext:value-type="float">
            <text:p>289,029456116</text:p>
          </table:table-cell>
          <table:table-cell office:value-type="float" office:value="292.685200261" calcext:value-type="float">
            <text:p>292,685200261</text:p>
          </table:table-cell>
          <table:table-cell office:value-type="float" office:value="291.822443306" calcext:value-type="float">
            <text:p>291,822443306</text:p>
          </table:table-cell>
          <table:table-cell office:value-type="float" office:value="293.0868989233" calcext:value-type="float">
            <text:p>293,0868989233</text:p>
          </table:table-cell>
          <table:table-cell/>
          <table:table-cell table:formula="of:=TRIMMEAN([.B11:.K11];0.2)" office:value-type="float" office:value="292.963063493787" calcext:value-type="float">
            <text:p>292,9630634938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98.439897222" calcext:value-type="float">
            <text:p>298,439897222</text:p>
          </table:table-cell>
          <table:table-cell office:value-type="float" office:value="298.084894498" calcext:value-type="float">
            <text:p>298,084894498</text:p>
          </table:table-cell>
          <table:table-cell office:value-type="float" office:value="302.84733304" calcext:value-type="float">
            <text:p>302,84733304</text:p>
          </table:table-cell>
          <table:table-cell office:value-type="float" office:value="304.57186253" calcext:value-type="float">
            <text:p>304,57186253</text:p>
          </table:table-cell>
          <table:table-cell office:value-type="float" office:value="302.375083158" calcext:value-type="float">
            <text:p>302,375083158</text:p>
          </table:table-cell>
          <table:table-cell office:value-type="float" office:value="301.996404211" calcext:value-type="float">
            <text:p>301,996404211</text:p>
          </table:table-cell>
          <table:table-cell office:value-type="float" office:value="290.226319488" calcext:value-type="float">
            <text:p>290,226319488</text:p>
          </table:table-cell>
          <table:table-cell office:value-type="float" office:value="301.200025794" calcext:value-type="float">
            <text:p>301,200025794</text:p>
          </table:table-cell>
          <table:table-cell office:value-type="float" office:value="296.146573108" calcext:value-type="float">
            <text:p>296,146573108</text:p>
          </table:table-cell>
          <table:table-cell office:value-type="float" office:value="299.5431547832" calcext:value-type="float">
            <text:p>299,5431547832</text:p>
          </table:table-cell>
          <table:table-cell/>
          <table:table-cell table:formula="of:=TRIMMEAN([.B12:.K12];0.2)" office:value-type="float" office:value="300.079170726775" calcext:value-type="float">
            <text:p>300,0791707268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308.018310161" calcext:value-type="float">
            <text:p>308,018310161</text:p>
          </table:table-cell>
          <table:table-cell office:value-type="float" office:value="308.22212433" calcext:value-type="float">
            <text:p>308,22212433</text:p>
          </table:table-cell>
          <table:table-cell office:value-type="float" office:value="314.092674396" calcext:value-type="float">
            <text:p>314,092674396</text:p>
          </table:table-cell>
          <table:table-cell office:value-type="float" office:value="314.197753101" calcext:value-type="float">
            <text:p>314,197753101</text:p>
          </table:table-cell>
          <table:table-cell office:value-type="float" office:value="303.920003805" calcext:value-type="float">
            <text:p>303,920003805</text:p>
          </table:table-cell>
          <table:table-cell office:value-type="float" office:value="313.770941625" calcext:value-type="float">
            <text:p>313,770941625</text:p>
          </table:table-cell>
          <table:table-cell office:value-type="float" office:value="305.939734125" calcext:value-type="float">
            <text:p>305,939734125</text:p>
          </table:table-cell>
          <table:table-cell office:value-type="float" office:value="308.860962659" calcext:value-type="float">
            <text:p>308,860962659</text:p>
          </table:table-cell>
          <table:table-cell office:value-type="float" office:value="313.791517293" calcext:value-type="float">
            <text:p>313,791517293</text:p>
          </table:table-cell>
          <table:table-cell office:value-type="float" office:value="310.0904468328" calcext:value-type="float">
            <text:p>310,0904468328</text:p>
          </table:table-cell>
          <table:table-cell/>
          <table:table-cell table:formula="of:=TRIMMEAN([.B13:.K13];0.2)" office:value-type="float" office:value="310.348338927725" calcext:value-type="float">
            <text:p>310,3483389277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94.777978147" calcext:value-type="float">
            <text:p>294,777978147</text:p>
          </table:table-cell>
          <table:table-cell office:value-type="float" office:value="295.95508824" calcext:value-type="float">
            <text:p>295,95508824</text:p>
          </table:table-cell>
          <table:table-cell office:value-type="float" office:value="297.000400616" calcext:value-type="float">
            <text:p>297,000400616</text:p>
          </table:table-cell>
          <table:table-cell office:value-type="float" office:value="299.223890406" calcext:value-type="float">
            <text:p>299,223890406</text:p>
          </table:table-cell>
          <table:table-cell office:value-type="float" office:value="297.0088364" calcext:value-type="float">
            <text:p>297,0088364</text:p>
          </table:table-cell>
          <table:table-cell office:value-type="float" office:value="285.72442342" calcext:value-type="float">
            <text:p>285,72442342</text:p>
          </table:table-cell>
          <table:table-cell office:value-type="float" office:value="285.868211126" calcext:value-type="float">
            <text:p>285,868211126</text:p>
          </table:table-cell>
          <table:table-cell office:value-type="float" office:value="296.136123482" calcext:value-type="float">
            <text:p>296,136123482</text:p>
          </table:table-cell>
          <table:table-cell office:value-type="float" office:value="297.066482078" calcext:value-type="float">
            <text:p>297,066482078</text:p>
          </table:table-cell>
          <table:table-cell office:value-type="float" office:value="294.3068259906" calcext:value-type="float">
            <text:p>294,3068259906</text:p>
          </table:table-cell>
          <table:table-cell/>
          <table:table-cell table:formula="of:=TRIMMEAN([.B14:.K14];0.2)" office:value-type="float" office:value="294.76499325995" calcext:value-type="float">
            <text:p>294,76499326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95.276104671" calcext:value-type="float">
            <text:p>295,276104671</text:p>
          </table:table-cell>
          <table:table-cell office:value-type="float" office:value="297.514066796" calcext:value-type="float">
            <text:p>297,514066796</text:p>
          </table:table-cell>
          <table:table-cell office:value-type="float" office:value="299.231416788" calcext:value-type="float">
            <text:p>299,231416788</text:p>
          </table:table-cell>
          <table:table-cell office:value-type="float" office:value="286.543292195" calcext:value-type="float">
            <text:p>286,543292195</text:p>
          </table:table-cell>
          <table:table-cell office:value-type="float" office:value="297.80719932" calcext:value-type="float">
            <text:p>297,80719932</text:p>
          </table:table-cell>
          <table:table-cell office:value-type="float" office:value="288.2796876" calcext:value-type="float">
            <text:p>288,2796876</text:p>
          </table:table-cell>
          <table:table-cell office:value-type="float" office:value="289.03445826" calcext:value-type="float">
            <text:p>289,03445826</text:p>
          </table:table-cell>
          <table:table-cell office:value-type="float" office:value="298.107466208" calcext:value-type="float">
            <text:p>298,107466208</text:p>
          </table:table-cell>
          <table:table-cell office:value-type="float" office:value="297.02240743" calcext:value-type="float">
            <text:p>297,02240743</text:p>
          </table:table-cell>
          <table:table-cell office:value-type="float" office:value="294.3128999187" calcext:value-type="float">
            <text:p>294,3128999187</text:p>
          </table:table-cell>
          <table:table-cell/>
          <table:table-cell table:formula="of:=TRIMMEAN([.B15:.K15];0.2)" office:value-type="float" office:value="294.669286275462" calcext:value-type="float">
            <text:p>294,6692862755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316.479950678" calcext:value-type="float">
            <text:p>316,479950678</text:p>
          </table:table-cell>
          <table:table-cell office:value-type="float" office:value="312.30403852" calcext:value-type="float">
            <text:p>312,30403852</text:p>
          </table:table-cell>
          <table:table-cell office:value-type="float" office:value="315.334516342" calcext:value-type="float">
            <text:p>315,334516342</text:p>
          </table:table-cell>
          <table:table-cell office:value-type="float" office:value="308.765894453" calcext:value-type="float">
            <text:p>308,765894453</text:p>
          </table:table-cell>
          <table:table-cell office:value-type="float" office:value="320.454183266" calcext:value-type="float">
            <text:p>320,454183266</text:p>
          </table:table-cell>
          <table:table-cell office:value-type="float" office:value="310.63584221" calcext:value-type="float">
            <text:p>310,63584221</text:p>
          </table:table-cell>
          <table:table-cell office:value-type="float" office:value="316.392665378" calcext:value-type="float">
            <text:p>316,392665378</text:p>
          </table:table-cell>
          <table:table-cell office:value-type="float" office:value="327.15685627" calcext:value-type="float">
            <text:p>327,15685627</text:p>
          </table:table-cell>
          <table:table-cell office:value-type="float" office:value="315.197642438" calcext:value-type="float">
            <text:p>315,197642438</text:p>
          </table:table-cell>
          <table:table-cell office:value-type="float" office:value="315.857954395" calcext:value-type="float">
            <text:p>315,857954395</text:p>
          </table:table-cell>
          <table:table-cell/>
          <table:table-cell table:formula="of:=TRIMMEAN([.B16:.K16];0.2)" office:value-type="float" office:value="315.332099153375" calcext:value-type="float">
            <text:p>315,3320991534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320.004176963" calcext:value-type="float">
            <text:p>320,004176963</text:p>
          </table:table-cell>
          <table:table-cell office:value-type="float" office:value="318.102776151" calcext:value-type="float">
            <text:p>318,102776151</text:p>
          </table:table-cell>
          <table:table-cell office:value-type="float" office:value="310.75273592" calcext:value-type="float">
            <text:p>310,75273592</text:p>
          </table:table-cell>
          <table:table-cell office:value-type="float" office:value="315.958669747" calcext:value-type="float">
            <text:p>315,958669747</text:p>
          </table:table-cell>
          <table:table-cell office:value-type="float" office:value="310.785287275" calcext:value-type="float">
            <text:p>310,785287275</text:p>
          </table:table-cell>
          <table:table-cell office:value-type="float" office:value="312.556960684" calcext:value-type="float">
            <text:p>312,556960684</text:p>
          </table:table-cell>
          <table:table-cell office:value-type="float" office:value="318.457620355" calcext:value-type="float">
            <text:p>318,457620355</text:p>
          </table:table-cell>
          <table:table-cell office:value-type="float" office:value="323.140348071" calcext:value-type="float">
            <text:p>323,140348071</text:p>
          </table:table-cell>
          <table:table-cell office:value-type="float" office:value="312.479168491" calcext:value-type="float">
            <text:p>312,479168491</text:p>
          </table:table-cell>
          <table:table-cell office:value-type="float" office:value="315.8041937397" calcext:value-type="float">
            <text:p>315,8041937397</text:p>
          </table:table-cell>
          <table:table-cell/>
          <table:table-cell table:formula="of:=TRIMMEAN([.B17:.K17];0.2)" office:value-type="float" office:value="315.518606675713" calcext:value-type="float">
            <text:p>315,5186066757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322.669777085" calcext:value-type="float">
            <text:p>322,669777085</text:p>
          </table:table-cell>
          <table:table-cell office:value-type="float" office:value="323.439903608" calcext:value-type="float">
            <text:p>323,439903608</text:p>
          </table:table-cell>
          <table:table-cell office:value-type="float" office:value="302.012447182" calcext:value-type="float">
            <text:p>302,012447182</text:p>
          </table:table-cell>
          <table:table-cell office:value-type="float" office:value="319.672497722" calcext:value-type="float">
            <text:p>319,672497722</text:p>
          </table:table-cell>
          <table:table-cell office:value-type="float" office:value="310.126903023" calcext:value-type="float">
            <text:p>310,126903023</text:p>
          </table:table-cell>
          <table:table-cell office:value-type="float" office:value="311.21612879" calcext:value-type="float">
            <text:p>311,21612879</text:p>
          </table:table-cell>
          <table:table-cell office:value-type="float" office:value="312.083452543" calcext:value-type="float">
            <text:p>312,083452543</text:p>
          </table:table-cell>
          <table:table-cell office:value-type="float" office:value="312.605866966" calcext:value-type="float">
            <text:p>312,605866966</text:p>
          </table:table-cell>
          <table:table-cell office:value-type="float" office:value="310.647059517" calcext:value-type="float">
            <text:p>310,647059517</text:p>
          </table:table-cell>
          <table:table-cell office:value-type="float" office:value="313.8304484929" calcext:value-type="float">
            <text:p>313,8304484929</text:p>
          </table:table-cell>
          <table:table-cell/>
          <table:table-cell table:formula="of:=TRIMMEAN([.B18:.K18];0.2)" office:value-type="float" office:value="314.106516767362" calcext:value-type="float">
            <text:p>314,1065167674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319.56442764" calcext:value-type="float">
            <text:p>319,56442764</text:p>
          </table:table-cell>
          <table:table-cell office:value-type="float" office:value="313.316849987" calcext:value-type="float">
            <text:p>313,316849987</text:p>
          </table:table-cell>
          <table:table-cell office:value-type="float" office:value="309.129499812" calcext:value-type="float">
            <text:p>309,129499812</text:p>
          </table:table-cell>
          <table:table-cell office:value-type="float" office:value="311.520401435" calcext:value-type="float">
            <text:p>311,520401435</text:p>
          </table:table-cell>
          <table:table-cell office:value-type="float" office:value="305.257422395" calcext:value-type="float">
            <text:p>305,257422395</text:p>
          </table:table-cell>
          <table:table-cell office:value-type="float" office:value="308.326606977" calcext:value-type="float">
            <text:p>308,326606977</text:p>
          </table:table-cell>
          <table:table-cell office:value-type="float" office:value="313.862764256" calcext:value-type="float">
            <text:p>313,862764256</text:p>
          </table:table-cell>
          <table:table-cell office:value-type="float" office:value="317.430656694" calcext:value-type="float">
            <text:p>317,430656694</text:p>
          </table:table-cell>
          <table:table-cell office:value-type="float" office:value="310.104080411" calcext:value-type="float">
            <text:p>310,104080411</text:p>
          </table:table-cell>
          <table:table-cell office:value-type="float" office:value="312.0569677341" calcext:value-type="float">
            <text:p>312,0569677341</text:p>
          </table:table-cell>
          <table:table-cell/>
          <table:table-cell table:formula="of:=TRIMMEAN([.B19:.K19];0.2)" office:value-type="float" office:value="311.968478413262" calcext:value-type="float">
            <text:p>311,9684784133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301.27217723" calcext:value-type="float">
            <text:p>301,27217723</text:p>
          </table:table-cell>
          <table:table-cell office:value-type="float" office:value="293.661427973" calcext:value-type="float">
            <text:p>293,661427973</text:p>
          </table:table-cell>
          <table:table-cell office:value-type="float" office:value="305.272727772" calcext:value-type="float">
            <text:p>305,272727772</text:p>
          </table:table-cell>
          <table:table-cell office:value-type="float" office:value="296.767000696" calcext:value-type="float">
            <text:p>296,767000696</text:p>
          </table:table-cell>
          <table:table-cell office:value-type="float" office:value="293.921153284" calcext:value-type="float">
            <text:p>293,921153284</text:p>
          </table:table-cell>
          <table:table-cell office:value-type="float" office:value="306.159475774" calcext:value-type="float">
            <text:p>306,159475774</text:p>
          </table:table-cell>
          <table:table-cell office:value-type="float" office:value="305.059418927" calcext:value-type="float">
            <text:p>305,059418927</text:p>
          </table:table-cell>
          <table:table-cell office:value-type="float" office:value="300.001358852" calcext:value-type="float">
            <text:p>300,001358852</text:p>
          </table:table-cell>
          <table:table-cell office:value-type="float" office:value="300.473309289" calcext:value-type="float">
            <text:p>300,473309289</text:p>
          </table:table-cell>
          <table:table-cell office:value-type="float" office:value="300.2875610886" calcext:value-type="float">
            <text:p>300,2875610886</text:p>
          </table:table-cell>
          <table:table-cell/>
          <table:table-cell table:formula="of:=TRIMMEAN([.B20:.K20];0.2)" office:value-type="float" office:value="300.381838392325" calcext:value-type="float">
            <text:p>300,3818383923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325.014909106" calcext:value-type="float">
            <text:p>325,014909106</text:p>
          </table:table-cell>
          <table:table-cell office:value-type="float" office:value="307.758551485" calcext:value-type="float">
            <text:p>307,758551485</text:p>
          </table:table-cell>
          <table:table-cell office:value-type="float" office:value="320.593790411" calcext:value-type="float">
            <text:p>320,593790411</text:p>
          </table:table-cell>
          <table:table-cell office:value-type="float" office:value="308.61429595" calcext:value-type="float">
            <text:p>308,61429595</text:p>
          </table:table-cell>
          <table:table-cell office:value-type="float" office:value="312.131709556" calcext:value-type="float">
            <text:p>312,131709556</text:p>
          </table:table-cell>
          <table:table-cell office:value-type="float" office:value="324.19193127" calcext:value-type="float">
            <text:p>324,19193127</text:p>
          </table:table-cell>
          <table:table-cell office:value-type="float" office:value="321.454188635" calcext:value-type="float">
            <text:p>321,454188635</text:p>
          </table:table-cell>
          <table:table-cell office:value-type="float" office:value="320.675274749" calcext:value-type="float">
            <text:p>320,675274749</text:p>
          </table:table-cell>
          <table:table-cell office:value-type="float" office:value="318.564347884" calcext:value-type="float">
            <text:p>318,564347884</text:p>
          </table:table-cell>
          <table:table-cell office:value-type="float" office:value="317.6665554496" calcext:value-type="float">
            <text:p>317,6665554496</text:p>
          </table:table-cell>
          <table:table-cell/>
          <table:table-cell table:formula="of:=TRIMMEAN([.B21:.K21];0.2)" office:value-type="float" office:value="317.986511738075" calcext:value-type="float">
            <text:p>317,9865117381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92.753489264" calcext:value-type="float">
            <text:p>292,753489264</text:p>
          </table:table-cell>
          <table:table-cell office:value-type="float" office:value="293.380914818" calcext:value-type="float">
            <text:p>293,380914818</text:p>
          </table:table-cell>
          <table:table-cell office:value-type="float" office:value="298.414134194" calcext:value-type="float">
            <text:p>298,414134194</text:p>
          </table:table-cell>
          <table:table-cell office:value-type="float" office:value="294.401375711" calcext:value-type="float">
            <text:p>294,401375711</text:p>
          </table:table-cell>
          <table:table-cell office:value-type="float" office:value="296.101754951" calcext:value-type="float">
            <text:p>296,101754951</text:p>
          </table:table-cell>
          <table:table-cell office:value-type="float" office:value="298.853693207" calcext:value-type="float">
            <text:p>298,853693207</text:p>
          </table:table-cell>
          <table:table-cell office:value-type="float" office:value="303.025397286" calcext:value-type="float">
            <text:p>303,025397286</text:p>
          </table:table-cell>
          <table:table-cell office:value-type="float" office:value="302.809620805" calcext:value-type="float">
            <text:p>302,809620805</text:p>
          </table:table-cell>
          <table:table-cell office:value-type="float" office:value="300.067456091" calcext:value-type="float">
            <text:p>300,067456091</text:p>
          </table:table-cell>
          <table:table-cell office:value-type="float" office:value="297.7564262586" calcext:value-type="float">
            <text:p>297,7564262586</text:p>
          </table:table-cell>
          <table:table-cell/>
          <table:table-cell table:formula="of:=TRIMMEAN([.B22:.K22];0.2)" office:value-type="float" office:value="297.72317200445" calcext:value-type="float">
            <text:p>297,7231720045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92.22693467" calcext:value-type="float">
            <text:p>292,22693467</text:p>
          </table:table-cell>
          <table:table-cell office:value-type="float" office:value="295.848121722" calcext:value-type="float">
            <text:p>295,848121722</text:p>
          </table:table-cell>
          <table:table-cell office:value-type="float" office:value="299.146609427" calcext:value-type="float">
            <text:p>299,146609427</text:p>
          </table:table-cell>
          <table:table-cell office:value-type="float" office:value="299.845544178" calcext:value-type="float">
            <text:p>299,845544178</text:p>
          </table:table-cell>
          <table:table-cell office:value-type="float" office:value="300.523078582" calcext:value-type="float">
            <text:p>300,523078582</text:p>
          </table:table-cell>
          <table:table-cell office:value-type="float" office:value="299.038881933" calcext:value-type="float">
            <text:p>299,038881933</text:p>
          </table:table-cell>
          <table:table-cell office:value-type="float" office:value="305.934456299" calcext:value-type="float">
            <text:p>305,934456299</text:p>
          </table:table-cell>
          <table:table-cell office:value-type="float" office:value="299.213633612" calcext:value-type="float">
            <text:p>299,213633612</text:p>
          </table:table-cell>
          <table:table-cell office:value-type="float" office:value="305.616591858" calcext:value-type="float">
            <text:p>305,616591858</text:p>
          </table:table-cell>
          <table:table-cell office:value-type="float" office:value="299.7104280312" calcext:value-type="float">
            <text:p>299,7104280312</text:p>
          </table:table-cell>
          <table:table-cell/>
          <table:table-cell table:formula="of:=TRIMMEAN([.B23:.K23];0.2)" office:value-type="float" office:value="299.8678611679" calcext:value-type="float">
            <text:p>299,8678611679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93.737735409" calcext:value-type="float">
            <text:p>293,737735409</text:p>
          </table:table-cell>
          <table:table-cell office:value-type="float" office:value="296.304320182" calcext:value-type="float">
            <text:p>296,304320182</text:p>
          </table:table-cell>
          <table:table-cell office:value-type="float" office:value="297.390231061" calcext:value-type="float">
            <text:p>297,390231061</text:p>
          </table:table-cell>
          <table:table-cell office:value-type="float" office:value="297.999535619" calcext:value-type="float">
            <text:p>297,999535619</text:p>
          </table:table-cell>
          <table:table-cell office:value-type="float" office:value="297.108203933" calcext:value-type="float">
            <text:p>297,108203933</text:p>
          </table:table-cell>
          <table:table-cell office:value-type="float" office:value="301.160973198" calcext:value-type="float">
            <text:p>301,160973198</text:p>
          </table:table-cell>
          <table:table-cell office:value-type="float" office:value="300.864891461" calcext:value-type="float">
            <text:p>300,864891461</text:p>
          </table:table-cell>
          <table:table-cell office:value-type="float" office:value="302.529597508" calcext:value-type="float">
            <text:p>302,529597508</text:p>
          </table:table-cell>
          <table:table-cell office:value-type="float" office:value="301.08014299" calcext:value-type="float">
            <text:p>301,08014299</text:p>
          </table:table-cell>
          <table:table-cell office:value-type="float" office:value="298.6861812623" calcext:value-type="float">
            <text:p>298,6861812623</text:p>
          </table:table-cell>
          <table:table-cell/>
          <table:table-cell table:formula="of:=TRIMMEAN([.B24:.K24];0.2)" office:value-type="float" office:value="298.824309963288" calcext:value-type="float">
            <text:p>298,8243099633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303.908906508" calcext:value-type="float">
            <text:p>303,908906508</text:p>
          </table:table-cell>
          <table:table-cell office:value-type="float" office:value="307.880804241" calcext:value-type="float">
            <text:p>307,880804241</text:p>
          </table:table-cell>
          <table:table-cell office:value-type="float" office:value="313.674373516" calcext:value-type="float">
            <text:p>313,674373516</text:p>
          </table:table-cell>
          <table:table-cell office:value-type="float" office:value="307.335835195" calcext:value-type="float">
            <text:p>307,335835195</text:p>
          </table:table-cell>
          <table:table-cell office:value-type="float" office:value="313.917075459" calcext:value-type="float">
            <text:p>313,917075459</text:p>
          </table:table-cell>
          <table:table-cell office:value-type="float" office:value="315.648728587" calcext:value-type="float">
            <text:p>315,648728587</text:p>
          </table:table-cell>
          <table:table-cell office:value-type="float" office:value="301.325517553" calcext:value-type="float">
            <text:p>301,325517553</text:p>
          </table:table-cell>
          <table:table-cell office:value-type="float" office:value="313.245322605" calcext:value-type="float">
            <text:p>313,245322605</text:p>
          </table:table-cell>
          <table:table-cell office:value-type="float" office:value="303.365399748" calcext:value-type="float">
            <text:p>303,365399748</text:p>
          </table:table-cell>
          <table:table-cell office:value-type="float" office:value="308.9224403791" calcext:value-type="float">
            <text:p>308,9224403791</text:p>
          </table:table-cell>
          <table:table-cell/>
          <table:table-cell table:formula="of:=TRIMMEAN([.B25:.K25];0.2)" office:value-type="float" office:value="309.031269706387" calcext:value-type="float">
            <text:p>309,031269706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25])" office:value-type="float" office:value="7314.44713290386" calcext:value-type="float">
            <text:p>7314,4471329039</text:p>
          </table:table-cell>
        </table:table-row>
      </table:table>
      <table:table table:name="4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75.142846796" calcext:value-type="float">
            <text:p>275,142846796</text:p>
          </table:table-cell>
          <table:table-cell office:value-type="float" office:value="276.921387684" calcext:value-type="float">
            <text:p>276,921387684</text:p>
          </table:table-cell>
          <table:table-cell office:value-type="float" office:value="278.527098489" calcext:value-type="float">
            <text:p>278,527098489</text:p>
          </table:table-cell>
          <table:table-cell office:value-type="float" office:value="275.735372838" calcext:value-type="float">
            <text:p>275,735372838</text:p>
          </table:table-cell>
          <table:table-cell office:value-type="float" office:value="272.94005772" calcext:value-type="float">
            <text:p>272,94005772</text:p>
          </table:table-cell>
          <table:table-cell office:value-type="float" office:value="281.122814824" calcext:value-type="float">
            <text:p>281,122814824</text:p>
          </table:table-cell>
          <table:table-cell office:value-type="float" office:value="276.585004919" calcext:value-type="float">
            <text:p>276,585004919</text:p>
          </table:table-cell>
          <table:table-cell office:value-type="float" office:value="281.212615204" calcext:value-type="float">
            <text:p>281,212615204</text:p>
          </table:table-cell>
          <table:table-cell office:value-type="float" office:value="281.992882647" calcext:value-type="float">
            <text:p>281,992882647</text:p>
          </table:table-cell>
          <table:table-cell table:formula="of:=AVERAGE([.B2:.J2])" office:value-type="float" office:value="277.797786791222" calcext:value-type="float">
            <text:p>277,7977867912</text:p>
          </table:table-cell>
          <table:table-cell/>
          <table:table-cell table:formula="of:=TRIMMEAN([.B2:.K2];0.2)" office:value-type="float" office:value="277.880615943153" calcext:value-type="float">
            <text:p>277,8806159432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83.861589395" calcext:value-type="float">
            <text:p>283,861589395</text:p>
          </table:table-cell>
          <table:table-cell office:value-type="float" office:value="280.36753841" calcext:value-type="float">
            <text:p>280,36753841</text:p>
          </table:table-cell>
          <table:table-cell office:value-type="float" office:value="278.27822192" calcext:value-type="float">
            <text:p>278,27822192</text:p>
          </table:table-cell>
          <table:table-cell office:value-type="float" office:value="285.742263609" calcext:value-type="float">
            <text:p>285,742263609</text:p>
          </table:table-cell>
          <table:table-cell office:value-type="float" office:value="278.869798887" calcext:value-type="float">
            <text:p>278,869798887</text:p>
          </table:table-cell>
          <table:table-cell office:value-type="float" office:value="281.466853994" calcext:value-type="float">
            <text:p>281,466853994</text:p>
          </table:table-cell>
          <table:table-cell office:value-type="float" office:value="281.42874166" calcext:value-type="float">
            <text:p>281,42874166</text:p>
          </table:table-cell>
          <table:table-cell office:value-type="float" office:value="283.731202871" calcext:value-type="float">
            <text:p>283,731202871</text:p>
          </table:table-cell>
          <table:table-cell office:value-type="float" office:value="285.669272763" calcext:value-type="float">
            <text:p>285,669272763</text:p>
          </table:table-cell>
          <table:table-cell table:formula="of:=AVERAGE([.B3:.J3])" office:value-type="float" office:value="282.157275945444" calcext:value-type="float">
            <text:p>282,1572759454</text:p>
          </table:table-cell>
          <table:table-cell/>
          <table:table-cell table:formula="of:=TRIMMEAN([.B3:.K3];0.2)" office:value-type="float" office:value="282.194034240681" calcext:value-type="float">
            <text:p>282,1940342407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71.754447595" calcext:value-type="float">
            <text:p>271,754447595</text:p>
          </table:table-cell>
          <table:table-cell office:value-type="float" office:value="275.205570787" calcext:value-type="float">
            <text:p>275,205570787</text:p>
          </table:table-cell>
          <table:table-cell office:value-type="float" office:value="281.471180334" calcext:value-type="float">
            <text:p>281,471180334</text:p>
          </table:table-cell>
          <table:table-cell office:value-type="float" office:value="274.729362479" calcext:value-type="float">
            <text:p>274,729362479</text:p>
          </table:table-cell>
          <table:table-cell office:value-type="float" office:value="271.454591144" calcext:value-type="float">
            <text:p>271,454591144</text:p>
          </table:table-cell>
          <table:table-cell office:value-type="float" office:value="275.892789088" calcext:value-type="float">
            <text:p>275,892789088</text:p>
          </table:table-cell>
          <table:table-cell office:value-type="float" office:value="282.498147376" calcext:value-type="float">
            <text:p>282,498147376</text:p>
          </table:table-cell>
          <table:table-cell office:value-type="float" office:value="274.704146355" calcext:value-type="float">
            <text:p>274,704146355</text:p>
          </table:table-cell>
          <table:table-cell office:value-type="float" office:value="276.797499253" calcext:value-type="float">
            <text:p>276,797499253</text:p>
          </table:table-cell>
          <table:table-cell table:formula="of:=AVERAGE([.B4:.J4])" office:value-type="float" office:value="276.056414934555" calcext:value-type="float">
            <text:p>276,0564149346</text:p>
          </table:table-cell>
          <table:table-cell/>
          <table:table-cell table:formula="of:=TRIMMEAN([.B4:.K4];0.2)" office:value-type="float" office:value="275.826426353194" calcext:value-type="float">
            <text:p>275,8264263532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79.417588363" calcext:value-type="float">
            <text:p>279,417588363</text:p>
          </table:table-cell>
          <table:table-cell office:value-type="float" office:value="282.516832256" calcext:value-type="float">
            <text:p>282,516832256</text:p>
          </table:table-cell>
          <table:table-cell office:value-type="float" office:value="277.878885666" calcext:value-type="float">
            <text:p>277,878885666</text:p>
          </table:table-cell>
          <table:table-cell office:value-type="float" office:value="278.151787435" calcext:value-type="float">
            <text:p>278,151787435</text:p>
          </table:table-cell>
          <table:table-cell office:value-type="float" office:value="273.103259563" calcext:value-type="float">
            <text:p>273,103259563</text:p>
          </table:table-cell>
          <table:table-cell office:value-type="float" office:value="286.149214339" calcext:value-type="float">
            <text:p>286,149214339</text:p>
          </table:table-cell>
          <table:table-cell office:value-type="float" office:value="286.207512585" calcext:value-type="float">
            <text:p>286,207512585</text:p>
          </table:table-cell>
          <table:table-cell office:value-type="float" office:value="275.401256255" calcext:value-type="float">
            <text:p>275,401256255</text:p>
          </table:table-cell>
          <table:table-cell office:value-type="float" office:value="278.831847294" calcext:value-type="float">
            <text:p>278,831847294</text:p>
          </table:table-cell>
          <table:table-cell table:formula="of:=AVERAGE([.B5:.J5])" office:value-type="float" office:value="279.739798195111" calcext:value-type="float">
            <text:p>279,7397981951</text:p>
          </table:table-cell>
          <table:table-cell/>
          <table:table-cell table:formula="of:=TRIMMEAN([.B5:.K5];0.2)" office:value-type="float" office:value="279.760901225389" calcext:value-type="float">
            <text:p>279,7609012254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67.707387056" calcext:value-type="float">
            <text:p>267,707387056</text:p>
          </table:table-cell>
          <table:table-cell office:value-type="float" office:value="274.652116382" calcext:value-type="float">
            <text:p>274,652116382</text:p>
          </table:table-cell>
          <table:table-cell office:value-type="float" office:value="269.481600391" calcext:value-type="float">
            <text:p>269,481600391</text:p>
          </table:table-cell>
          <table:table-cell office:value-type="float" office:value="265.123218368" calcext:value-type="float">
            <text:p>265,123218368</text:p>
          </table:table-cell>
          <table:table-cell office:value-type="float" office:value="273.386345806" calcext:value-type="float">
            <text:p>273,386345806</text:p>
          </table:table-cell>
          <table:table-cell office:value-type="float" office:value="277.460799269" calcext:value-type="float">
            <text:p>277,460799269</text:p>
          </table:table-cell>
          <table:table-cell office:value-type="float" office:value="276.974548316" calcext:value-type="float">
            <text:p>276,974548316</text:p>
          </table:table-cell>
          <table:table-cell office:value-type="float" office:value="275.761176983" calcext:value-type="float">
            <text:p>275,761176983</text:p>
          </table:table-cell>
          <table:table-cell office:value-type="float" office:value="276.654808515" calcext:value-type="float">
            <text:p>276,654808515</text:p>
          </table:table-cell>
          <table:table-cell table:formula="of:=AVERAGE([.B6:.J6])" office:value-type="float" office:value="273.022444565111" calcext:value-type="float">
            <text:p>273,0224445651</text:p>
          </table:table-cell>
          <table:table-cell/>
          <table:table-cell table:formula="of:=TRIMMEAN([.B6:.K6];0.2)" office:value-type="float" office:value="273.455053501764" calcext:value-type="float">
            <text:p>273,4550535018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81.741998958" calcext:value-type="float">
            <text:p>281,741998958</text:p>
          </table:table-cell>
          <table:table-cell office:value-type="float" office:value="278.235585503" calcext:value-type="float">
            <text:p>278,235585503</text:p>
          </table:table-cell>
          <table:table-cell office:value-type="float" office:value="280.783885534" calcext:value-type="float">
            <text:p>280,783885534</text:p>
          </table:table-cell>
          <table:table-cell office:value-type="float" office:value="278.03903938" calcext:value-type="float">
            <text:p>278,03903938</text:p>
          </table:table-cell>
          <table:table-cell office:value-type="float" office:value="287.070773837" calcext:value-type="float">
            <text:p>287,070773837</text:p>
          </table:table-cell>
          <table:table-cell office:value-type="float" office:value="284.552030936" calcext:value-type="float">
            <text:p>284,552030936</text:p>
          </table:table-cell>
          <table:table-cell office:value-type="float" office:value="284.660688551" calcext:value-type="float">
            <text:p>284,660688551</text:p>
          </table:table-cell>
          <table:table-cell office:value-type="float" office:value="285.008092282" calcext:value-type="float">
            <text:p>285,008092282</text:p>
          </table:table-cell>
          <table:table-cell office:value-type="float" office:value="284.136504654" calcext:value-type="float">
            <text:p>284,136504654</text:p>
          </table:table-cell>
          <table:table-cell table:formula="of:=AVERAGE([.B7:.J7])" office:value-type="float" office:value="282.692066626111" calcext:value-type="float">
            <text:p>282,6920666261</text:p>
          </table:table-cell>
          <table:table-cell/>
          <table:table-cell table:formula="of:=TRIMMEAN([.B7:.K7];0.2)" office:value-type="float" office:value="282.726356630514" calcext:value-type="float">
            <text:p>282,7263566305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75.935856291" calcext:value-type="float">
            <text:p>275,935856291</text:p>
          </table:table-cell>
          <table:table-cell office:value-type="float" office:value="276.341902206" calcext:value-type="float">
            <text:p>276,341902206</text:p>
          </table:table-cell>
          <table:table-cell office:value-type="float" office:value="280.169047279" calcext:value-type="float">
            <text:p>280,169047279</text:p>
          </table:table-cell>
          <table:table-cell office:value-type="float" office:value="275.922071936" calcext:value-type="float">
            <text:p>275,922071936</text:p>
          </table:table-cell>
          <table:table-cell office:value-type="float" office:value="274.164768375" calcext:value-type="float">
            <text:p>274,164768375</text:p>
          </table:table-cell>
          <table:table-cell office:value-type="float" office:value="279.059640272" calcext:value-type="float">
            <text:p>279,059640272</text:p>
          </table:table-cell>
          <table:table-cell office:value-type="float" office:value="282.673883145" calcext:value-type="float">
            <text:p>282,673883145</text:p>
          </table:table-cell>
          <table:table-cell office:value-type="float" office:value="281.764888251" calcext:value-type="float">
            <text:p>281,764888251</text:p>
          </table:table-cell>
          <table:table-cell office:value-type="float" office:value="277.622347827" calcext:value-type="float">
            <text:p>277,622347827</text:p>
          </table:table-cell>
          <table:table-cell table:formula="of:=AVERAGE([.B8:.J8])" office:value-type="float" office:value="278.183822842444" calcext:value-type="float">
            <text:p>278,1838228424</text:p>
          </table:table-cell>
          <table:table-cell/>
          <table:table-cell table:formula="of:=TRIMMEAN([.B8:.K8];0.2)" office:value-type="float" office:value="278.124947113056" calcext:value-type="float">
            <text:p>278,1249471131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84.744183588" calcext:value-type="float">
            <text:p>284,744183588</text:p>
          </table:table-cell>
          <table:table-cell office:value-type="float" office:value="293.949766438" calcext:value-type="float">
            <text:p>293,949766438</text:p>
          </table:table-cell>
          <table:table-cell office:value-type="float" office:value="290.74574767" calcext:value-type="float">
            <text:p>290,74574767</text:p>
          </table:table-cell>
          <table:table-cell office:value-type="float" office:value="281.292495248" calcext:value-type="float">
            <text:p>281,292495248</text:p>
          </table:table-cell>
          <table:table-cell office:value-type="float" office:value="282.282777209" calcext:value-type="float">
            <text:p>282,282777209</text:p>
          </table:table-cell>
          <table:table-cell office:value-type="float" office:value="292.242395687" calcext:value-type="float">
            <text:p>292,242395687</text:p>
          </table:table-cell>
          <table:table-cell office:value-type="float" office:value="286.805955671" calcext:value-type="float">
            <text:p>286,805955671</text:p>
          </table:table-cell>
          <table:table-cell office:value-type="float" office:value="288.177181053" calcext:value-type="float">
            <text:p>288,177181053</text:p>
          </table:table-cell>
          <table:table-cell office:value-type="float" office:value="289.656250767" calcext:value-type="float">
            <text:p>289,656250767</text:p>
          </table:table-cell>
          <table:table-cell table:formula="of:=AVERAGE([.B9:.J9])" office:value-type="float" office:value="287.766305925667" calcext:value-type="float">
            <text:p>287,7663059257</text:p>
          </table:table-cell>
          <table:table-cell/>
          <table:table-cell table:formula="of:=TRIMMEAN([.B9:.K9];0.2)" office:value-type="float" office:value="287.802599696333" calcext:value-type="float">
            <text:p>287,8025996963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74.008518223" calcext:value-type="float">
            <text:p>274,008518223</text:p>
          </table:table-cell>
          <table:table-cell office:value-type="float" office:value="280.332841391" calcext:value-type="float">
            <text:p>280,332841391</text:p>
          </table:table-cell>
          <table:table-cell office:value-type="float" office:value="275.531593083" calcext:value-type="float">
            <text:p>275,531593083</text:p>
          </table:table-cell>
          <table:table-cell office:value-type="float" office:value="276.396431451" calcext:value-type="float">
            <text:p>276,396431451</text:p>
          </table:table-cell>
          <table:table-cell office:value-type="float" office:value="281.465592947" calcext:value-type="float">
            <text:p>281,465592947</text:p>
          </table:table-cell>
          <table:table-cell office:value-type="float" office:value="285.984784618" calcext:value-type="float">
            <text:p>285,984784618</text:p>
          </table:table-cell>
          <table:table-cell office:value-type="float" office:value="273.220240807" calcext:value-type="float">
            <text:p>273,220240807</text:p>
          </table:table-cell>
          <table:table-cell office:value-type="float" office:value="283.670198372" calcext:value-type="float">
            <text:p>283,670198372</text:p>
          </table:table-cell>
          <table:table-cell office:value-type="float" office:value="286.324273139" calcext:value-type="float">
            <text:p>286,324273139</text:p>
          </table:table-cell>
          <table:table-cell table:formula="of:=AVERAGE([.B10:.J10])" office:value-type="float" office:value="279.659386003444" calcext:value-type="float">
            <text:p>279,6593860034</text:p>
          </table:table-cell>
          <table:table-cell/>
          <table:table-cell table:formula="of:=TRIMMEAN([.B10:.K10];0.2)" office:value-type="float" office:value="279.631168261056" calcext:value-type="float">
            <text:p>279,6311682611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70.130599143" calcext:value-type="float">
            <text:p>270,130599143</text:p>
          </table:table-cell>
          <table:table-cell office:value-type="float" office:value="266.884472555" calcext:value-type="float">
            <text:p>266,884472555</text:p>
          </table:table-cell>
          <table:table-cell office:value-type="float" office:value="267.726819658" calcext:value-type="float">
            <text:p>267,726819658</text:p>
          </table:table-cell>
          <table:table-cell office:value-type="float" office:value="263.744740562" calcext:value-type="float">
            <text:p>263,744740562</text:p>
          </table:table-cell>
          <table:table-cell office:value-type="float" office:value="263.200326274" calcext:value-type="float">
            <text:p>263,200326274</text:p>
          </table:table-cell>
          <table:table-cell office:value-type="float" office:value="268.486607893" calcext:value-type="float">
            <text:p>268,486607893</text:p>
          </table:table-cell>
          <table:table-cell office:value-type="float" office:value="269.822245786" calcext:value-type="float">
            <text:p>269,822245786</text:p>
          </table:table-cell>
          <table:table-cell office:value-type="float" office:value="273.522205249" calcext:value-type="float">
            <text:p>273,522205249</text:p>
          </table:table-cell>
          <table:table-cell office:value-type="float" office:value="272.577973229" calcext:value-type="float">
            <text:p>272,577973229</text:p>
          </table:table-cell>
          <table:table-cell table:formula="of:=AVERAGE([.B11:.J11])" office:value-type="float" office:value="268.455110038778" calcext:value-type="float">
            <text:p>268,4551100388</text:p>
          </table:table-cell>
          <table:table-cell/>
          <table:table-cell table:formula="of:=TRIMMEAN([.B11:.K11];0.2)" office:value-type="float" office:value="268.478571108097" calcext:value-type="float">
            <text:p>268,4785711081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70.78747695" calcext:value-type="float">
            <text:p>270,78747695</text:p>
          </table:table-cell>
          <table:table-cell office:value-type="float" office:value="273.161231711" calcext:value-type="float">
            <text:p>273,161231711</text:p>
          </table:table-cell>
          <table:table-cell office:value-type="float" office:value="280.45221004" calcext:value-type="float">
            <text:p>280,45221004</text:p>
          </table:table-cell>
          <table:table-cell office:value-type="float" office:value="272.224833077" calcext:value-type="float">
            <text:p>272,224833077</text:p>
          </table:table-cell>
          <table:table-cell office:value-type="float" office:value="271.658879502" calcext:value-type="float">
            <text:p>271,658879502</text:p>
          </table:table-cell>
          <table:table-cell office:value-type="float" office:value="277.398748672" calcext:value-type="float">
            <text:p>277,398748672</text:p>
          </table:table-cell>
          <table:table-cell office:value-type="float" office:value="274.919033935" calcext:value-type="float">
            <text:p>274,919033935</text:p>
          </table:table-cell>
          <table:table-cell office:value-type="float" office:value="278.804690591" calcext:value-type="float">
            <text:p>278,804690591</text:p>
          </table:table-cell>
          <table:table-cell office:value-type="float" office:value="276.959858544" calcext:value-type="float">
            <text:p>276,959858544</text:p>
          </table:table-cell>
          <table:table-cell table:formula="of:=AVERAGE([.B12:.J12])" office:value-type="float" office:value="275.151884780222" calcext:value-type="float">
            <text:p>275,1518847802</text:p>
          </table:table-cell>
          <table:table-cell/>
          <table:table-cell table:formula="of:=TRIMMEAN([.B12:.K12];0.2)" office:value-type="float" office:value="275.034895101528" calcext:value-type="float">
            <text:p>275,0348951015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67.033336311" calcext:value-type="float">
            <text:p>267,033336311</text:p>
          </table:table-cell>
          <table:table-cell office:value-type="float" office:value="275.268036492" calcext:value-type="float">
            <text:p>275,268036492</text:p>
          </table:table-cell>
          <table:table-cell office:value-type="float" office:value="274.663105145" calcext:value-type="float">
            <text:p>274,663105145</text:p>
          </table:table-cell>
          <table:table-cell office:value-type="float" office:value="264.240339451" calcext:value-type="float">
            <text:p>264,240339451</text:p>
          </table:table-cell>
          <table:table-cell office:value-type="float" office:value="271.743379394" calcext:value-type="float">
            <text:p>271,743379394</text:p>
          </table:table-cell>
          <table:table-cell office:value-type="float" office:value="275.663239325" calcext:value-type="float">
            <text:p>275,663239325</text:p>
          </table:table-cell>
          <table:table-cell office:value-type="float" office:value="274.625802636" calcext:value-type="float">
            <text:p>274,625802636</text:p>
          </table:table-cell>
          <table:table-cell office:value-type="float" office:value="271.24229962" calcext:value-type="float">
            <text:p>271,24229962</text:p>
          </table:table-cell>
          <table:table-cell office:value-type="float" office:value="266.470920466" calcext:value-type="float">
            <text:p>266,470920466</text:p>
          </table:table-cell>
          <table:table-cell table:formula="of:=AVERAGE([.B13:.J13])" office:value-type="float" office:value="271.216717648889" calcext:value-type="float">
            <text:p>271,2167176489</text:p>
          </table:table-cell>
          <table:table-cell/>
          <table:table-cell table:formula="of:=TRIMMEAN([.B13:.K13];0.2)" office:value-type="float" office:value="271.532949714111" calcext:value-type="float">
            <text:p>271,5329497141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70.804609267" calcext:value-type="float">
            <text:p>270,804609267</text:p>
          </table:table-cell>
          <table:table-cell office:value-type="float" office:value="276.862921504" calcext:value-type="float">
            <text:p>276,862921504</text:p>
          </table:table-cell>
          <table:table-cell office:value-type="float" office:value="276.272130549" calcext:value-type="float">
            <text:p>276,272130549</text:p>
          </table:table-cell>
          <table:table-cell office:value-type="float" office:value="266.826423754" calcext:value-type="float">
            <text:p>266,826423754</text:p>
          </table:table-cell>
          <table:table-cell office:value-type="float" office:value="277.010082378" calcext:value-type="float">
            <text:p>277,010082378</text:p>
          </table:table-cell>
          <table:table-cell office:value-type="float" office:value="271.883767679" calcext:value-type="float">
            <text:p>271,883767679</text:p>
          </table:table-cell>
          <table:table-cell office:value-type="float" office:value="268.733043232" calcext:value-type="float">
            <text:p>268,733043232</text:p>
          </table:table-cell>
          <table:table-cell office:value-type="float" office:value="274.673928728" calcext:value-type="float">
            <text:p>274,673928728</text:p>
          </table:table-cell>
          <table:table-cell office:value-type="float" office:value="280.868586713" calcext:value-type="float">
            <text:p>280,868586713</text:p>
          </table:table-cell>
          <table:table-cell table:formula="of:=AVERAGE([.B14:.J14])" office:value-type="float" office:value="273.770610422667" calcext:value-type="float">
            <text:p>273,7706104227</text:p>
          </table:table-cell>
          <table:table-cell/>
          <table:table-cell table:formula="of:=TRIMMEAN([.B14:.K14];0.2)" office:value-type="float" office:value="273.751386719958" calcext:value-type="float">
            <text:p>273,75138672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82.766705298" calcext:value-type="float">
            <text:p>282,766705298</text:p>
          </table:table-cell>
          <table:table-cell office:value-type="float" office:value="276.071541391" calcext:value-type="float">
            <text:p>276,071541391</text:p>
          </table:table-cell>
          <table:table-cell office:value-type="float" office:value="277.459240382" calcext:value-type="float">
            <text:p>277,459240382</text:p>
          </table:table-cell>
          <table:table-cell office:value-type="float" office:value="275.692484579" calcext:value-type="float">
            <text:p>275,692484579</text:p>
          </table:table-cell>
          <table:table-cell office:value-type="float" office:value="278.351079784" calcext:value-type="float">
            <text:p>278,351079784</text:p>
          </table:table-cell>
          <table:table-cell office:value-type="float" office:value="278.366105807" calcext:value-type="float">
            <text:p>278,366105807</text:p>
          </table:table-cell>
          <table:table-cell office:value-type="float" office:value="276.180836147" calcext:value-type="float">
            <text:p>276,180836147</text:p>
          </table:table-cell>
          <table:table-cell office:value-type="float" office:value="282.380676273" calcext:value-type="float">
            <text:p>282,380676273</text:p>
          </table:table-cell>
          <table:table-cell office:value-type="float" office:value="286.990110294" calcext:value-type="float">
            <text:p>286,990110294</text:p>
          </table:table-cell>
          <table:table-cell table:formula="of:=AVERAGE([.B15:.J15])" office:value-type="float" office:value="279.362086661667" calcext:value-type="float">
            <text:p>279,3620866617</text:p>
          </table:table-cell>
          <table:table-cell/>
          <table:table-cell table:formula="of:=TRIMMEAN([.B15:.K15];0.2)" office:value-type="float" office:value="278.867283967958" calcext:value-type="float">
            <text:p>278,867283968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83.528337258" calcext:value-type="float">
            <text:p>283,528337258</text:p>
          </table:table-cell>
          <table:table-cell office:value-type="float" office:value="279.250882901" calcext:value-type="float">
            <text:p>279,250882901</text:p>
          </table:table-cell>
          <table:table-cell office:value-type="float" office:value="291.99776237" calcext:value-type="float">
            <text:p>291,99776237</text:p>
          </table:table-cell>
          <table:table-cell office:value-type="float" office:value="281.676655096" calcext:value-type="float">
            <text:p>281,676655096</text:p>
          </table:table-cell>
          <table:table-cell office:value-type="float" office:value="285.097440681" calcext:value-type="float">
            <text:p>285,097440681</text:p>
          </table:table-cell>
          <table:table-cell office:value-type="float" office:value="280.210381216" calcext:value-type="float">
            <text:p>280,210381216</text:p>
          </table:table-cell>
          <table:table-cell office:value-type="float" office:value="280.507182876" calcext:value-type="float">
            <text:p>280,507182876</text:p>
          </table:table-cell>
          <table:table-cell office:value-type="float" office:value="284.194951158" calcext:value-type="float">
            <text:p>284,194951158</text:p>
          </table:table-cell>
          <table:table-cell office:value-type="float" office:value="281.107401159" calcext:value-type="float">
            <text:p>281,107401159</text:p>
          </table:table-cell>
          <table:table-cell table:formula="of:=AVERAGE([.B16:.J16])" office:value-type="float" office:value="283.063443857222" calcext:value-type="float">
            <text:p>283,0634438572</text:p>
          </table:table-cell>
          <table:table-cell/>
          <table:table-cell table:formula="of:=TRIMMEAN([.B16:.K16];0.2)" office:value-type="float" office:value="282.423224162653" calcext:value-type="float">
            <text:p>282,4232241627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81.697581614" calcext:value-type="float">
            <text:p>281,697581614</text:p>
          </table:table-cell>
          <table:table-cell office:value-type="float" office:value="277.019725232" calcext:value-type="float">
            <text:p>277,019725232</text:p>
          </table:table-cell>
          <table:table-cell office:value-type="float" office:value="284.704021562" calcext:value-type="float">
            <text:p>284,704021562</text:p>
          </table:table-cell>
          <table:table-cell office:value-type="float" office:value="273.036000615" calcext:value-type="float">
            <text:p>273,036000615</text:p>
          </table:table-cell>
          <table:table-cell office:value-type="float" office:value="274.831246578" calcext:value-type="float">
            <text:p>274,831246578</text:p>
          </table:table-cell>
          <table:table-cell office:value-type="float" office:value="285.242104811" calcext:value-type="float">
            <text:p>285,242104811</text:p>
          </table:table-cell>
          <table:table-cell office:value-type="float" office:value="275.936857335" calcext:value-type="float">
            <text:p>275,936857335</text:p>
          </table:table-cell>
          <table:table-cell office:value-type="float" office:value="278.993830073" calcext:value-type="float">
            <text:p>278,993830073</text:p>
          </table:table-cell>
          <table:table-cell office:value-type="float" office:value="279.330163777" calcext:value-type="float">
            <text:p>279,330163777</text:p>
          </table:table-cell>
          <table:table-cell table:formula="of:=AVERAGE([.B17:.J17])" office:value-type="float" office:value="278.976836844111" calcext:value-type="float">
            <text:p>278,9768368441</text:p>
          </table:table-cell>
          <table:table-cell/>
          <table:table-cell table:formula="of:=TRIMMEAN([.B17:.K17];0.2)" office:value-type="float" office:value="278.936282876889" calcext:value-type="float">
            <text:p>278,9362828769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62.977053815" calcext:value-type="float">
            <text:p>262,977053815</text:p>
          </table:table-cell>
          <table:table-cell office:value-type="float" office:value="267.790060946" calcext:value-type="float">
            <text:p>267,790060946</text:p>
          </table:table-cell>
          <table:table-cell office:value-type="float" office:value="270.268067987" calcext:value-type="float">
            <text:p>270,268067987</text:p>
          </table:table-cell>
          <table:table-cell office:value-type="float" office:value="261.636735217" calcext:value-type="float">
            <text:p>261,636735217</text:p>
          </table:table-cell>
          <table:table-cell office:value-type="float" office:value="269.495389008" calcext:value-type="float">
            <text:p>269,495389008</text:p>
          </table:table-cell>
          <table:table-cell office:value-type="float" office:value="268.860344074" calcext:value-type="float">
            <text:p>268,860344074</text:p>
          </table:table-cell>
          <table:table-cell office:value-type="float" office:value="264.979673379" calcext:value-type="float">
            <text:p>264,979673379</text:p>
          </table:table-cell>
          <table:table-cell office:value-type="float" office:value="268.328425562" calcext:value-type="float">
            <text:p>268,328425562</text:p>
          </table:table-cell>
          <table:table-cell office:value-type="float" office:value="273.095625887" calcext:value-type="float">
            <text:p>273,095625887</text:p>
          </table:table-cell>
          <table:table-cell table:formula="of:=AVERAGE([.B18:.J18])" office:value-type="float" office:value="267.492375097222" calcext:value-type="float">
            <text:p>267,4923750972</text:p>
          </table:table-cell>
          <table:table-cell/>
          <table:table-cell table:formula="of:=TRIMMEAN([.B18:.K18];0.2)" office:value-type="float" office:value="267.523923733528" calcext:value-type="float">
            <text:p>267,5239237335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80.860242321" calcext:value-type="float">
            <text:p>280,860242321</text:p>
          </table:table-cell>
          <table:table-cell office:value-type="float" office:value="274.459020799" calcext:value-type="float">
            <text:p>274,459020799</text:p>
          </table:table-cell>
          <table:table-cell office:value-type="float" office:value="277.046961685" calcext:value-type="float">
            <text:p>277,046961685</text:p>
          </table:table-cell>
          <table:table-cell office:value-type="float" office:value="278.917990942" calcext:value-type="float">
            <text:p>278,917990942</text:p>
          </table:table-cell>
          <table:table-cell office:value-type="float" office:value="288.532556041" calcext:value-type="float">
            <text:p>288,532556041</text:p>
          </table:table-cell>
          <table:table-cell office:value-type="float" office:value="276.642984057" calcext:value-type="float">
            <text:p>276,642984057</text:p>
          </table:table-cell>
          <table:table-cell office:value-type="float" office:value="277.392738366" calcext:value-type="float">
            <text:p>277,392738366</text:p>
          </table:table-cell>
          <table:table-cell office:value-type="float" office:value="281.315499517" calcext:value-type="float">
            <text:p>281,315499517</text:p>
          </table:table-cell>
          <table:table-cell office:value-type="float" office:value="283.418695013" calcext:value-type="float">
            <text:p>283,418695013</text:p>
          </table:table-cell>
          <table:table-cell table:formula="of:=AVERAGE([.B19:.J19])" office:value-type="float" office:value="279.842965415667" calcext:value-type="float">
            <text:p>279,8429654157</text:p>
          </table:table-cell>
          <table:table-cell/>
          <table:table-cell table:formula="of:=TRIMMEAN([.B19:.K19];0.2)" office:value-type="float" office:value="279.429759664583" calcext:value-type="float">
            <text:p>279,4297596646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78.832763176" calcext:value-type="float">
            <text:p>278,832763176</text:p>
          </table:table-cell>
          <table:table-cell office:value-type="float" office:value="274.111707004" calcext:value-type="float">
            <text:p>274,111707004</text:p>
          </table:table-cell>
          <table:table-cell office:value-type="float" office:value="279.013241101" calcext:value-type="float">
            <text:p>279,013241101</text:p>
          </table:table-cell>
          <table:table-cell office:value-type="float" office:value="279.354624401" calcext:value-type="float">
            <text:p>279,354624401</text:p>
          </table:table-cell>
          <table:table-cell office:value-type="float" office:value="281.025105692" calcext:value-type="float">
            <text:p>281,025105692</text:p>
          </table:table-cell>
          <table:table-cell office:value-type="float" office:value="279.268906677" calcext:value-type="float">
            <text:p>279,268906677</text:p>
          </table:table-cell>
          <table:table-cell office:value-type="float" office:value="279.966176075" calcext:value-type="float">
            <text:p>279,966176075</text:p>
          </table:table-cell>
          <table:table-cell office:value-type="float" office:value="282.966811567" calcext:value-type="float">
            <text:p>282,966811567</text:p>
          </table:table-cell>
          <table:table-cell office:value-type="float" office:value="276.867421356" calcext:value-type="float">
            <text:p>276,867421356</text:p>
          </table:table-cell>
          <table:table-cell table:formula="of:=AVERAGE([.B20:.J20])" office:value-type="float" office:value="279.045195227667" calcext:value-type="float">
            <text:p>279,0451952277</text:p>
          </table:table-cell>
          <table:table-cell/>
          <table:table-cell table:formula="of:=TRIMMEAN([.B20:.K20];0.2)" office:value-type="float" office:value="279.171679213208" calcext:value-type="float">
            <text:p>279,1716792132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70.688125767" calcext:value-type="float">
            <text:p>270,688125767</text:p>
          </table:table-cell>
          <table:table-cell office:value-type="float" office:value="275.922231751" calcext:value-type="float">
            <text:p>275,922231751</text:p>
          </table:table-cell>
          <table:table-cell office:value-type="float" office:value="274.536118078" calcext:value-type="float">
            <text:p>274,536118078</text:p>
          </table:table-cell>
          <table:table-cell office:value-type="float" office:value="270.127479716" calcext:value-type="float">
            <text:p>270,127479716</text:p>
          </table:table-cell>
          <table:table-cell office:value-type="float" office:value="274.419966544" calcext:value-type="float">
            <text:p>274,419966544</text:p>
          </table:table-cell>
          <table:table-cell office:value-type="float" office:value="279.94433946" calcext:value-type="float">
            <text:p>279,94433946</text:p>
          </table:table-cell>
          <table:table-cell office:value-type="float" office:value="273.735254139" calcext:value-type="float">
            <text:p>273,735254139</text:p>
          </table:table-cell>
          <table:table-cell office:value-type="float" office:value="276.591479514" calcext:value-type="float">
            <text:p>276,591479514</text:p>
          </table:table-cell>
          <table:table-cell office:value-type="float" office:value="273.468161774" calcext:value-type="float">
            <text:p>273,468161774</text:p>
          </table:table-cell>
          <table:table-cell table:formula="of:=AVERAGE([.B21:.J21])" office:value-type="float" office:value="274.381461860333" calcext:value-type="float">
            <text:p>274,3814618603</text:p>
          </table:table-cell>
          <table:table-cell/>
          <table:table-cell table:formula="of:=TRIMMEAN([.B21:.K21];0.2)" office:value-type="float" office:value="274.217849928417" calcext:value-type="float">
            <text:p>274,2178499284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83.507425027" calcext:value-type="float">
            <text:p>283,507425027</text:p>
          </table:table-cell>
          <table:table-cell office:value-type="float" office:value="281.876412624" calcext:value-type="float">
            <text:p>281,876412624</text:p>
          </table:table-cell>
          <table:table-cell office:value-type="float" office:value="284.841016329" calcext:value-type="float">
            <text:p>284,841016329</text:p>
          </table:table-cell>
          <table:table-cell office:value-type="float" office:value="275.883039958" calcext:value-type="float">
            <text:p>275,883039958</text:p>
          </table:table-cell>
          <table:table-cell office:value-type="float" office:value="289.678941769" calcext:value-type="float">
            <text:p>289,678941769</text:p>
          </table:table-cell>
          <table:table-cell office:value-type="float" office:value="288.09457461" calcext:value-type="float">
            <text:p>288,09457461</text:p>
          </table:table-cell>
          <table:table-cell office:value-type="float" office:value="279.917916922" calcext:value-type="float">
            <text:p>279,917916922</text:p>
          </table:table-cell>
          <table:table-cell office:value-type="float" office:value="285.431484339" calcext:value-type="float">
            <text:p>285,431484339</text:p>
          </table:table-cell>
          <table:table-cell office:value-type="float" office:value="274.516107241" calcext:value-type="float">
            <text:p>274,516107241</text:p>
          </table:table-cell>
          <table:table-cell table:formula="of:=AVERAGE([.B22:.J22])" office:value-type="float" office:value="282.638546535444" calcext:value-type="float">
            <text:p>282,6385465354</text:p>
          </table:table-cell>
          <table:table-cell/>
          <table:table-cell table:formula="of:=TRIMMEAN([.B22:.K22];0.2)" office:value-type="float" office:value="282.773802043056" calcext:value-type="float">
            <text:p>282,7738020431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78.546939582" calcext:value-type="float">
            <text:p>278,546939582</text:p>
          </table:table-cell>
          <table:table-cell office:value-type="float" office:value="276.917209788" calcext:value-type="float">
            <text:p>276,917209788</text:p>
          </table:table-cell>
          <table:table-cell office:value-type="float" office:value="275.259303875" calcext:value-type="float">
            <text:p>275,259303875</text:p>
          </table:table-cell>
          <table:table-cell office:value-type="float" office:value="276.220990035" calcext:value-type="float">
            <text:p>276,220990035</text:p>
          </table:table-cell>
          <table:table-cell office:value-type="float" office:value="284.254149807" calcext:value-type="float">
            <text:p>284,254149807</text:p>
          </table:table-cell>
          <table:table-cell office:value-type="float" office:value="276.25497319" calcext:value-type="float">
            <text:p>276,25497319</text:p>
          </table:table-cell>
          <table:table-cell office:value-type="float" office:value="277.278679117" calcext:value-type="float">
            <text:p>277,278679117</text:p>
          </table:table-cell>
          <table:table-cell office:value-type="float" office:value="281.877595483" calcext:value-type="float">
            <text:p>281,877595483</text:p>
          </table:table-cell>
          <table:table-cell office:value-type="float" office:value="277.792354075" calcext:value-type="float">
            <text:p>277,792354075</text:p>
          </table:table-cell>
          <table:table-cell table:formula="of:=AVERAGE([.B23:.J23])" office:value-type="float" office:value="278.266910550222" calcext:value-type="float">
            <text:p>278,2669105502</text:p>
          </table:table-cell>
          <table:table-cell/>
          <table:table-cell table:formula="of:=TRIMMEAN([.B23:.K23];0.2)" office:value-type="float" office:value="277.894456477528" calcext:value-type="float">
            <text:p>277,8944564775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83.105228424" calcext:value-type="float">
            <text:p>283,105228424</text:p>
          </table:table-cell>
          <table:table-cell office:value-type="float" office:value="273.420451403" calcext:value-type="float">
            <text:p>273,420451403</text:p>
          </table:table-cell>
          <table:table-cell office:value-type="float" office:value="277.170706025" calcext:value-type="float">
            <text:p>277,170706025</text:p>
          </table:table-cell>
          <table:table-cell office:value-type="float" office:value="280.519989218" calcext:value-type="float">
            <text:p>280,519989218</text:p>
          </table:table-cell>
          <table:table-cell office:value-type="float" office:value="279.792646022" calcext:value-type="float">
            <text:p>279,792646022</text:p>
          </table:table-cell>
          <table:table-cell office:value-type="float" office:value="277.982364572" calcext:value-type="float">
            <text:p>277,982364572</text:p>
          </table:table-cell>
          <table:table-cell office:value-type="float" office:value="281.548121793" calcext:value-type="float">
            <text:p>281,548121793</text:p>
          </table:table-cell>
          <table:table-cell office:value-type="float" office:value="280.000097465" calcext:value-type="float">
            <text:p>280,000097465</text:p>
          </table:table-cell>
          <table:table-cell office:value-type="float" office:value="273.408513586" calcext:value-type="float">
            <text:p>273,408513586</text:p>
          </table:table-cell>
          <table:table-cell table:formula="of:=AVERAGE([.B24:.J24])" office:value-type="float" office:value="278.549790945333" calcext:value-type="float">
            <text:p>278,5497909453</text:p>
          </table:table-cell>
          <table:table-cell/>
          <table:table-cell table:formula="of:=TRIMMEAN([.B24:.K24];0.2)" office:value-type="float" office:value="278.623020930417" calcext:value-type="float">
            <text:p>278,6230209304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74.477999599" calcext:value-type="float">
            <text:p>274,477999599</text:p>
          </table:table-cell>
          <table:table-cell office:value-type="float" office:value="277.105590042" calcext:value-type="float">
            <text:p>277,105590042</text:p>
          </table:table-cell>
          <table:table-cell office:value-type="float" office:value="276.039320251" calcext:value-type="float">
            <text:p>276,039320251</text:p>
          </table:table-cell>
          <table:table-cell office:value-type="float" office:value="267.079597827" calcext:value-type="float">
            <text:p>267,079597827</text:p>
          </table:table-cell>
          <table:table-cell office:value-type="float" office:value="271.582258068" calcext:value-type="float">
            <text:p>271,582258068</text:p>
          </table:table-cell>
          <table:table-cell office:value-type="float" office:value="279.068703678" calcext:value-type="float">
            <text:p>279,068703678</text:p>
          </table:table-cell>
          <table:table-cell office:value-type="float" office:value="276.41697723" calcext:value-type="float">
            <text:p>276,41697723</text:p>
          </table:table-cell>
          <table:table-cell office:value-type="float" office:value="272.929239503" calcext:value-type="float">
            <text:p>272,929239503</text:p>
          </table:table-cell>
          <table:table-cell office:value-type="float" office:value="273.029179014" calcext:value-type="float">
            <text:p>273,029179014</text:p>
          </table:table-cell>
          <table:table-cell table:formula="of:=AVERAGE([.B25:.J25])" office:value-type="float" office:value="274.192096134667" calcext:value-type="float">
            <text:p>274,1920961347</text:p>
          </table:table-cell>
          <table:table-cell/>
          <table:table-cell table:formula="of:=TRIMMEAN([.B25:.K25];0.2)" office:value-type="float" office:value="274.471582480208" calcext:value-type="float">
            <text:p>274,4715824802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25])" office:value-type="float" office:value="6660.53277108728" calcext:value-type="float">
            <text:p>6660,5327710873</text:p>
          </table:table-cell>
        </table:table-row>
      </table:table>
      <table:table table:name="6CM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201407_BolsaFamiliaFolhaPagamento.csv</text:p>
          </table:table-cell>
          <table:table-cell office:value-type="float" office:value="267.177846233" calcext:value-type="float">
            <text:p>267,177846233</text:p>
          </table:table-cell>
          <table:table-cell office:value-type="float" office:value="267.413997663" calcext:value-type="float">
            <text:p>267,413997663</text:p>
          </table:table-cell>
          <table:table-cell office:value-type="float" office:value="267.291354584" calcext:value-type="float">
            <text:p>267,291354584</text:p>
          </table:table-cell>
          <table:table-cell office:value-type="float" office:value="266.318780544" calcext:value-type="float">
            <text:p>266,318780544</text:p>
          </table:table-cell>
          <table:table-cell office:value-type="float" office:value="268.551047088" calcext:value-type="float">
            <text:p>268,551047088</text:p>
          </table:table-cell>
          <table:table-cell office:value-type="float" office:value="275.943405328" calcext:value-type="float">
            <text:p>275,943405328</text:p>
          </table:table-cell>
          <table:table-cell office:value-type="float" office:value="256.516749555" calcext:value-type="float">
            <text:p>256,516749555</text:p>
          </table:table-cell>
          <table:table-cell office:value-type="float" office:value="261.528161668" calcext:value-type="float">
            <text:p>261,528161668</text:p>
          </table:table-cell>
          <table:table-cell office:value-type="float" office:value="260.853517477" calcext:value-type="float">
            <text:p>260,853517477</text:p>
          </table:table-cell>
          <table:table-cell office:value-type="float" office:value="257.575984227" calcext:value-type="float">
            <text:p>257,575984227</text:p>
          </table:table-cell>
          <table:table-cell/>
          <table:table-cell table:formula="of:=TRIMMEAN([.B2:.K2];0.2)" office:value-type="float" office:value="264.5888361855" calcext:value-type="float">
            <text:p>264,5888361855</text:p>
          </table:table-cell>
        </table:table-row>
        <table:table-row table:style-name="ro1">
          <table:table-cell office:value-type="string" calcext:value-type="string">
            <text:p>201408_BolsaFamiliaFolhaPagamento.csv</text:p>
          </table:table-cell>
          <table:table-cell office:value-type="float" office:value="263.391457303" calcext:value-type="float">
            <text:p>263,391457303</text:p>
          </table:table-cell>
          <table:table-cell office:value-type="float" office:value="261.384878893" calcext:value-type="float">
            <text:p>261,384878893</text:p>
          </table:table-cell>
          <table:table-cell office:value-type="float" office:value="274.809658201" calcext:value-type="float">
            <text:p>274,809658201</text:p>
          </table:table-cell>
          <table:table-cell office:value-type="float" office:value="270.033484967" calcext:value-type="float">
            <text:p>270,033484967</text:p>
          </table:table-cell>
          <table:table-cell office:value-type="float" office:value="273.564974915" calcext:value-type="float">
            <text:p>273,564974915</text:p>
          </table:table-cell>
          <table:table-cell office:value-type="float" office:value="255.273640646" calcext:value-type="float">
            <text:p>255,273640646</text:p>
          </table:table-cell>
          <table:table-cell office:value-type="float" office:value="253.081299174" calcext:value-type="float">
            <text:p>253,081299174</text:p>
          </table:table-cell>
          <table:table-cell office:value-type="float" office:value="254.805867063" calcext:value-type="float">
            <text:p>254,805867063</text:p>
          </table:table-cell>
          <table:table-cell office:value-type="float" office:value="256.29276537" calcext:value-type="float">
            <text:p>256,29276537</text:p>
          </table:table-cell>
          <table:table-cell office:value-type="float" office:value="253.179309424" calcext:value-type="float">
            <text:p>253,179309424</text:p>
          </table:table-cell>
          <table:table-cell/>
          <table:table-cell table:formula="of:=TRIMMEAN([.B3:.K3];0.2)" office:value-type="float" office:value="260.990797322625" calcext:value-type="float">
            <text:p>260,9907973226</text:p>
          </table:table-cell>
        </table:table-row>
        <table:table-row table:style-name="ro1">
          <table:table-cell office:value-type="string" calcext:value-type="string">
            <text:p>201409_BolsaFamiliaFolhaPagamento.csv</text:p>
          </table:table-cell>
          <table:table-cell office:value-type="float" office:value="266.868694539" calcext:value-type="float">
            <text:p>266,868694539</text:p>
          </table:table-cell>
          <table:table-cell office:value-type="float" office:value="264.890702823" calcext:value-type="float">
            <text:p>264,890702823</text:p>
          </table:table-cell>
          <table:table-cell office:value-type="float" office:value="266.886915801" calcext:value-type="float">
            <text:p>266,886915801</text:p>
          </table:table-cell>
          <table:table-cell office:value-type="float" office:value="276.254998591" calcext:value-type="float">
            <text:p>276,254998591</text:p>
          </table:table-cell>
          <table:table-cell office:value-type="float" office:value="267.371824107" calcext:value-type="float">
            <text:p>267,371824107</text:p>
          </table:table-cell>
          <table:table-cell office:value-type="float" office:value="260.406324289" calcext:value-type="float">
            <text:p>260,406324289</text:p>
          </table:table-cell>
          <table:table-cell office:value-type="float" office:value="262.321125665" calcext:value-type="float">
            <text:p>262,321125665</text:p>
          </table:table-cell>
          <table:table-cell office:value-type="float" office:value="262.700115833" calcext:value-type="float">
            <text:p>262,700115833</text:p>
          </table:table-cell>
          <table:table-cell office:value-type="float" office:value="264.113073396" calcext:value-type="float">
            <text:p>264,113073396</text:p>
          </table:table-cell>
          <table:table-cell office:value-type="float" office:value="261.961878365" calcext:value-type="float">
            <text:p>261,961878365</text:p>
          </table:table-cell>
          <table:table-cell/>
          <table:table-cell table:formula="of:=TRIMMEAN([.B4:.K4];0.2)" office:value-type="float" office:value="264.639291316125" calcext:value-type="float">
            <text:p>264,6392913161</text:p>
          </table:table-cell>
        </table:table-row>
        <table:table-row table:style-name="ro1">
          <table:table-cell office:value-type="string" calcext:value-type="string">
            <text:p>201410_BolsaFamiliaFolhaPagamento.csv</text:p>
          </table:table-cell>
          <table:table-cell office:value-type="float" office:value="266.679315496" calcext:value-type="float">
            <text:p>266,679315496</text:p>
          </table:table-cell>
          <table:table-cell office:value-type="float" office:value="260.602991677" calcext:value-type="float">
            <text:p>260,602991677</text:p>
          </table:table-cell>
          <table:table-cell office:value-type="float" office:value="270.957561986" calcext:value-type="float">
            <text:p>270,957561986</text:p>
          </table:table-cell>
          <table:table-cell office:value-type="float" office:value="267.339413309" calcext:value-type="float">
            <text:p>267,339413309</text:p>
          </table:table-cell>
          <table:table-cell office:value-type="float" office:value="265.772864243" calcext:value-type="float">
            <text:p>265,772864243</text:p>
          </table:table-cell>
          <table:table-cell office:value-type="float" office:value="251.5260684" calcext:value-type="float">
            <text:p>251,5260684</text:p>
          </table:table-cell>
          <table:table-cell office:value-type="float" office:value="251.91786863" calcext:value-type="float">
            <text:p>251,91786863</text:p>
          </table:table-cell>
          <table:table-cell office:value-type="float" office:value="253.515113352" calcext:value-type="float">
            <text:p>253,515113352</text:p>
          </table:table-cell>
          <table:table-cell office:value-type="float" office:value="251.684888853" calcext:value-type="float">
            <text:p>251,684888853</text:p>
          </table:table-cell>
          <table:table-cell office:value-type="float" office:value="251.551134769" calcext:value-type="float">
            <text:p>251,551134769</text:p>
          </table:table-cell>
          <table:table-cell/>
          <table:table-cell table:formula="of:=TRIMMEAN([.B5:.K5];0.2)" office:value-type="float" office:value="258.632948791125" calcext:value-type="float">
            <text:p>258,6329487911</text:p>
          </table:table-cell>
        </table:table-row>
        <table:table-row table:style-name="ro1">
          <table:table-cell office:value-type="string" calcext:value-type="string">
            <text:p>201411_BolsaFamiliaFolhaPagamento.csv</text:p>
          </table:table-cell>
          <table:table-cell office:value-type="float" office:value="259.873947623" calcext:value-type="float">
            <text:p>259,873947623</text:p>
          </table:table-cell>
          <table:table-cell office:value-type="float" office:value="264.360315453" calcext:value-type="float">
            <text:p>264,360315453</text:p>
          </table:table-cell>
          <table:table-cell office:value-type="float" office:value="266.469967505" calcext:value-type="float">
            <text:p>266,469967505</text:p>
          </table:table-cell>
          <table:table-cell office:value-type="float" office:value="266.713198553" calcext:value-type="float">
            <text:p>266,713198553</text:p>
          </table:table-cell>
          <table:table-cell office:value-type="float" office:value="263.00472369" calcext:value-type="float">
            <text:p>263,00472369</text:p>
          </table:table-cell>
          <table:table-cell office:value-type="float" office:value="253.658383499" calcext:value-type="float">
            <text:p>253,658383499</text:p>
          </table:table-cell>
          <table:table-cell office:value-type="float" office:value="256.438525651" calcext:value-type="float">
            <text:p>256,438525651</text:p>
          </table:table-cell>
          <table:table-cell office:value-type="float" office:value="257.433805459" calcext:value-type="float">
            <text:p>257,433805459</text:p>
          </table:table-cell>
          <table:table-cell office:value-type="float" office:value="254.937799365" calcext:value-type="float">
            <text:p>254,937799365</text:p>
          </table:table-cell>
          <table:table-cell office:value-type="float" office:value="254.942677621" calcext:value-type="float">
            <text:p>254,942677621</text:p>
          </table:table-cell>
          <table:table-cell/>
          <table:table-cell table:formula="of:=TRIMMEAN([.B6:.K6];0.2)" office:value-type="float" office:value="259.682720295875" calcext:value-type="float">
            <text:p>259,6827202959</text:p>
          </table:table-cell>
        </table:table-row>
        <table:table-row table:style-name="ro1">
          <table:table-cell office:value-type="string" calcext:value-type="string">
            <text:p>201412_BolsaFamiliaFolhaPagamento.csv</text:p>
          </table:table-cell>
          <table:table-cell office:value-type="float" office:value="263.257008357" calcext:value-type="float">
            <text:p>263,257008357</text:p>
          </table:table-cell>
          <table:table-cell office:value-type="float" office:value="271.145286505" calcext:value-type="float">
            <text:p>271,145286505</text:p>
          </table:table-cell>
          <table:table-cell office:value-type="float" office:value="274.395572467" calcext:value-type="float">
            <text:p>274,395572467</text:p>
          </table:table-cell>
          <table:table-cell office:value-type="float" office:value="273.501458058" calcext:value-type="float">
            <text:p>273,501458058</text:p>
          </table:table-cell>
          <table:table-cell office:value-type="float" office:value="271.304070663" calcext:value-type="float">
            <text:p>271,304070663</text:p>
          </table:table-cell>
          <table:table-cell office:value-type="float" office:value="256.349471498" calcext:value-type="float">
            <text:p>256,349471498</text:p>
          </table:table-cell>
          <table:table-cell office:value-type="float" office:value="258.05930574" calcext:value-type="float">
            <text:p>258,05930574</text:p>
          </table:table-cell>
          <table:table-cell office:value-type="float" office:value="261.15135008" calcext:value-type="float">
            <text:p>261,15135008</text:p>
          </table:table-cell>
          <table:table-cell office:value-type="float" office:value="257.114015462" calcext:value-type="float">
            <text:p>257,114015462</text:p>
          </table:table-cell>
          <table:table-cell office:value-type="float" office:value="256.057873601" calcext:value-type="float">
            <text:p>256,057873601</text:p>
          </table:table-cell>
          <table:table-cell/>
          <table:table-cell table:formula="of:=TRIMMEAN([.B7:.K7];0.2)" office:value-type="float" office:value="263.985245795375" calcext:value-type="float">
            <text:p>263,9852457954</text:p>
          </table:table-cell>
        </table:table-row>
        <table:table-row table:style-name="ro1">
          <table:table-cell office:value-type="string" calcext:value-type="string">
            <text:p>201501_BolsaFamiliaFolhaPagamento.csv</text:p>
          </table:table-cell>
          <table:table-cell office:value-type="float" office:value="254.635434092" calcext:value-type="float">
            <text:p>254,635434092</text:p>
          </table:table-cell>
          <table:table-cell office:value-type="float" office:value="260.081808222" calcext:value-type="float">
            <text:p>260,081808222</text:p>
          </table:table-cell>
          <table:table-cell office:value-type="float" office:value="261.78594086" calcext:value-type="float">
            <text:p>261,78594086</text:p>
          </table:table-cell>
          <table:table-cell office:value-type="float" office:value="264.596828958" calcext:value-type="float">
            <text:p>264,596828958</text:p>
          </table:table-cell>
          <table:table-cell office:value-type="float" office:value="271.412472824" calcext:value-type="float">
            <text:p>271,412472824</text:p>
          </table:table-cell>
          <table:table-cell office:value-type="float" office:value="253.766931555" calcext:value-type="float">
            <text:p>253,766931555</text:p>
          </table:table-cell>
          <table:table-cell office:value-type="float" office:value="254.9830228" calcext:value-type="float">
            <text:p>254,9830228</text:p>
          </table:table-cell>
          <table:table-cell office:value-type="float" office:value="255.72965512" calcext:value-type="float">
            <text:p>255,72965512</text:p>
          </table:table-cell>
          <table:table-cell office:value-type="float" office:value="252.350442728" calcext:value-type="float">
            <text:p>252,350442728</text:p>
          </table:table-cell>
          <table:table-cell office:value-type="float" office:value="252.975540839" calcext:value-type="float">
            <text:p>252,975540839</text:p>
          </table:table-cell>
          <table:table-cell/>
          <table:table-cell table:formula="of:=TRIMMEAN([.B8:.K8];0.2)" office:value-type="float" office:value="257.31939530575" calcext:value-type="float">
            <text:p>257,3193953058</text:p>
          </table:table-cell>
        </table:table-row>
        <table:table-row table:style-name="ro1">
          <table:table-cell office:value-type="string" calcext:value-type="string">
            <text:p>201502_BolsaFamiliaFolhaPagamento.csv</text:p>
          </table:table-cell>
          <table:table-cell office:value-type="float" office:value="272.401291183" calcext:value-type="float">
            <text:p>272,401291183</text:p>
          </table:table-cell>
          <table:table-cell office:value-type="float" office:value="263.056692727" calcext:value-type="float">
            <text:p>263,056692727</text:p>
          </table:table-cell>
          <table:table-cell office:value-type="float" office:value="274.386094868" calcext:value-type="float">
            <text:p>274,386094868</text:p>
          </table:table-cell>
          <table:table-cell office:value-type="float" office:value="271.327942867" calcext:value-type="float">
            <text:p>271,327942867</text:p>
          </table:table-cell>
          <table:table-cell office:value-type="float" office:value="273.203012941" calcext:value-type="float">
            <text:p>273,203012941</text:p>
          </table:table-cell>
          <table:table-cell office:value-type="float" office:value="254.510382381" calcext:value-type="float">
            <text:p>254,510382381</text:p>
          </table:table-cell>
          <table:table-cell office:value-type="float" office:value="253.707179025" calcext:value-type="float">
            <text:p>253,707179025</text:p>
          </table:table-cell>
          <table:table-cell office:value-type="float" office:value="254.483019213" calcext:value-type="float">
            <text:p>254,483019213</text:p>
          </table:table-cell>
          <table:table-cell office:value-type="float" office:value="251.201852648" calcext:value-type="float">
            <text:p>251,201852648</text:p>
          </table:table-cell>
          <table:table-cell office:value-type="float" office:value="251.472643498" calcext:value-type="float">
            <text:p>251,472643498</text:p>
          </table:table-cell>
          <table:table-cell/>
          <table:table-cell table:formula="of:=TRIMMEAN([.B9:.K9];0.2)" office:value-type="float" office:value="261.770270479375" calcext:value-type="float">
            <text:p>261,7702704794</text:p>
          </table:table-cell>
        </table:table-row>
        <table:table-row table:style-name="ro1">
          <table:table-cell office:value-type="string" calcext:value-type="string">
            <text:p>201503_BolsaFamiliaFolhaPagamento.csv</text:p>
          </table:table-cell>
          <table:table-cell office:value-type="float" office:value="263.662594278" calcext:value-type="float">
            <text:p>263,662594278</text:p>
          </table:table-cell>
          <table:table-cell office:value-type="float" office:value="262.763090095" calcext:value-type="float">
            <text:p>262,763090095</text:p>
          </table:table-cell>
          <table:table-cell office:value-type="float" office:value="267.981805423" calcext:value-type="float">
            <text:p>267,981805423</text:p>
          </table:table-cell>
          <table:table-cell office:value-type="float" office:value="266.623073493" calcext:value-type="float">
            <text:p>266,623073493</text:p>
          </table:table-cell>
          <table:table-cell office:value-type="float" office:value="266.705637747" calcext:value-type="float">
            <text:p>266,705637747</text:p>
          </table:table-cell>
          <table:table-cell office:value-type="float" office:value="258.2750339" calcext:value-type="float">
            <text:p>258,2750339</text:p>
          </table:table-cell>
          <table:table-cell office:value-type="float" office:value="258.044007625" calcext:value-type="float">
            <text:p>258,044007625</text:p>
          </table:table-cell>
          <table:table-cell office:value-type="float" office:value="261.692724554" calcext:value-type="float">
            <text:p>261,692724554</text:p>
          </table:table-cell>
          <table:table-cell office:value-type="float" office:value="257.129290571" calcext:value-type="float">
            <text:p>257,129290571</text:p>
          </table:table-cell>
          <table:table-cell office:value-type="float" office:value="257.923694871" calcext:value-type="float">
            <text:p>257,923694871</text:p>
          </table:table-cell>
          <table:table-cell/>
          <table:table-cell table:formula="of:=TRIMMEAN([.B10:.K10];0.2)" office:value-type="float" office:value="261.961232070375" calcext:value-type="float">
            <text:p>261,9612320704</text:p>
          </table:table-cell>
        </table:table-row>
        <table:table-row table:style-name="ro1">
          <table:table-cell office:value-type="string" calcext:value-type="string">
            <text:p>201504_BolsaFamiliaFolhaPagamento.csv</text:p>
          </table:table-cell>
          <table:table-cell office:value-type="float" office:value="252.190759697" calcext:value-type="float">
            <text:p>252,190759697</text:p>
          </table:table-cell>
          <table:table-cell office:value-type="float" office:value="253.017996653" calcext:value-type="float">
            <text:p>253,017996653</text:p>
          </table:table-cell>
          <table:table-cell office:value-type="float" office:value="259.642477525" calcext:value-type="float">
            <text:p>259,642477525</text:p>
          </table:table-cell>
          <table:table-cell office:value-type="float" office:value="258.151348962" calcext:value-type="float">
            <text:p>258,151348962</text:p>
          </table:table-cell>
          <table:table-cell office:value-type="float" office:value="263.885281007" calcext:value-type="float">
            <text:p>263,885281007</text:p>
          </table:table-cell>
          <table:table-cell office:value-type="float" office:value="245.373391876" calcext:value-type="float">
            <text:p>245,373391876</text:p>
          </table:table-cell>
          <table:table-cell office:value-type="float" office:value="246.888786824" calcext:value-type="float">
            <text:p>246,888786824</text:p>
          </table:table-cell>
          <table:table-cell office:value-type="float" office:value="248.779794113" calcext:value-type="float">
            <text:p>248,779794113</text:p>
          </table:table-cell>
          <table:table-cell office:value-type="float" office:value="246.333881212" calcext:value-type="float">
            <text:p>246,333881212</text:p>
          </table:table-cell>
          <table:table-cell office:value-type="float" office:value="246.472146461" calcext:value-type="float">
            <text:p>246,472146461</text:p>
          </table:table-cell>
          <table:table-cell/>
          <table:table-cell table:formula="of:=TRIMMEAN([.B11:.K11];0.2)" office:value-type="float" office:value="251.434648930875" calcext:value-type="float">
            <text:p>251,4346489309</text:p>
          </table:table-cell>
        </table:table-row>
        <table:table-row table:style-name="ro1">
          <table:table-cell office:value-type="string" calcext:value-type="string">
            <text:p>201505_BolsaFamiliaFolhaPagamento.csv</text:p>
          </table:table-cell>
          <table:table-cell office:value-type="float" office:value="276.214452874" calcext:value-type="float">
            <text:p>276,214452874</text:p>
          </table:table-cell>
          <table:table-cell office:value-type="float" office:value="277.588747027" calcext:value-type="float">
            <text:p>277,588747027</text:p>
          </table:table-cell>
          <table:table-cell office:value-type="float" office:value="277.171209136" calcext:value-type="float">
            <text:p>277,171209136</text:p>
          </table:table-cell>
          <table:table-cell office:value-type="float" office:value="282.402971062" calcext:value-type="float">
            <text:p>282,402971062</text:p>
          </table:table-cell>
          <table:table-cell office:value-type="float" office:value="275.672292701" calcext:value-type="float">
            <text:p>275,672292701</text:p>
          </table:table-cell>
          <table:table-cell office:value-type="float" office:value="251.870700076" calcext:value-type="float">
            <text:p>251,870700076</text:p>
          </table:table-cell>
          <table:table-cell office:value-type="float" office:value="252.644685367" calcext:value-type="float">
            <text:p>252,644685367</text:p>
          </table:table-cell>
          <table:table-cell office:value-type="float" office:value="256.385462626" calcext:value-type="float">
            <text:p>256,385462626</text:p>
          </table:table-cell>
          <table:table-cell office:value-type="float" office:value="249.954220549" calcext:value-type="float">
            <text:p>249,954220549</text:p>
          </table:table-cell>
          <table:table-cell office:value-type="float" office:value="253.676153303" calcext:value-type="float">
            <text:p>253,676153303</text:p>
          </table:table-cell>
          <table:table-cell/>
          <table:table-cell table:formula="of:=TRIMMEAN([.B12:.K12];0.2)" office:value-type="float" office:value="265.15296288875" calcext:value-type="float">
            <text:p>265,1529628888</text:p>
          </table:table-cell>
        </table:table-row>
        <table:table-row table:style-name="ro1">
          <table:table-cell office:value-type="string" calcext:value-type="string">
            <text:p>201506_BolsaFamiliaFolhaPagamento.csv</text:p>
          </table:table-cell>
          <table:table-cell office:value-type="float" office:value="256.826787006" calcext:value-type="float">
            <text:p>256,826787006</text:p>
          </table:table-cell>
          <table:table-cell office:value-type="float" office:value="253.521149899" calcext:value-type="float">
            <text:p>253,521149899</text:p>
          </table:table-cell>
          <table:table-cell office:value-type="float" office:value="264.163424323" calcext:value-type="float">
            <text:p>264,163424323</text:p>
          </table:table-cell>
          <table:table-cell office:value-type="float" office:value="261.375350296" calcext:value-type="float">
            <text:p>261,375350296</text:p>
          </table:table-cell>
          <table:table-cell office:value-type="float" office:value="257.276134061" calcext:value-type="float">
            <text:p>257,276134061</text:p>
          </table:table-cell>
          <table:table-cell office:value-type="float" office:value="261.030181202" calcext:value-type="float">
            <text:p>261,030181202</text:p>
          </table:table-cell>
          <table:table-cell office:value-type="float" office:value="267.825217399" calcext:value-type="float">
            <text:p>267,825217399</text:p>
          </table:table-cell>
          <table:table-cell office:value-type="float" office:value="265.144469022" calcext:value-type="float">
            <text:p>265,144469022</text:p>
          </table:table-cell>
          <table:table-cell office:value-type="float" office:value="259.248459638" calcext:value-type="float">
            <text:p>259,248459638</text:p>
          </table:table-cell>
          <table:table-cell office:value-type="float" office:value="259.83040733" calcext:value-type="float">
            <text:p>259,83040733</text:p>
          </table:table-cell>
          <table:table-cell/>
          <table:table-cell table:formula="of:=TRIMMEAN([.B13:.K13];0.2)" office:value-type="float" office:value="260.61190160975" calcext:value-type="float">
            <text:p>260,6119016098</text:p>
          </table:table-cell>
        </table:table-row>
        <table:table-row table:style-name="ro1">
          <table:table-cell office:value-type="string" calcext:value-type="string">
            <text:p>201507_BolsaFamiliaFolhaPagamento.csv</text:p>
          </table:table-cell>
          <table:table-cell office:value-type="float" office:value="258.015246443" calcext:value-type="float">
            <text:p>258,015246443</text:p>
          </table:table-cell>
          <table:table-cell office:value-type="float" office:value="259.533539726" calcext:value-type="float">
            <text:p>259,533539726</text:p>
          </table:table-cell>
          <table:table-cell office:value-type="float" office:value="270.744950644" calcext:value-type="float">
            <text:p>270,744950644</text:p>
          </table:table-cell>
          <table:table-cell office:value-type="float" office:value="260.576800514" calcext:value-type="float">
            <text:p>260,576800514</text:p>
          </table:table-cell>
          <table:table-cell office:value-type="float" office:value="262.992944738" calcext:value-type="float">
            <text:p>262,992944738</text:p>
          </table:table-cell>
          <table:table-cell office:value-type="float" office:value="251.340339823" calcext:value-type="float">
            <text:p>251,340339823</text:p>
          </table:table-cell>
          <table:table-cell office:value-type="float" office:value="253.123839944" calcext:value-type="float">
            <text:p>253,123839944</text:p>
          </table:table-cell>
          <table:table-cell office:value-type="float" office:value="253.892665505" calcext:value-type="float">
            <text:p>253,892665505</text:p>
          </table:table-cell>
          <table:table-cell office:value-type="float" office:value="250.068596914" calcext:value-type="float">
            <text:p>250,068596914</text:p>
          </table:table-cell>
          <table:table-cell office:value-type="float" office:value="252.208408869" calcext:value-type="float">
            <text:p>252,208408869</text:p>
          </table:table-cell>
          <table:table-cell/>
          <table:table-cell table:formula="of:=TRIMMEAN([.B14:.K14];0.2)" office:value-type="float" office:value="256.46047319525" calcext:value-type="float">
            <text:p>256,4604731953</text:p>
          </table:table-cell>
        </table:table-row>
        <table:table-row table:style-name="ro1">
          <table:table-cell office:value-type="string" calcext:value-type="string">
            <text:p>201508_BolsaFamiliaFolhaPagamento.csv</text:p>
          </table:table-cell>
          <table:table-cell office:value-type="float" office:value="252.251850047" calcext:value-type="float">
            <text:p>252,251850047</text:p>
          </table:table-cell>
          <table:table-cell office:value-type="float" office:value="260.105606886" calcext:value-type="float">
            <text:p>260,105606886</text:p>
          </table:table-cell>
          <table:table-cell office:value-type="float" office:value="264.3085689" calcext:value-type="float">
            <text:p>264,3085689</text:p>
          </table:table-cell>
          <table:table-cell office:value-type="float" office:value="256.736503708" calcext:value-type="float">
            <text:p>256,736503708</text:p>
          </table:table-cell>
          <table:table-cell office:value-type="float" office:value="256.314940961" calcext:value-type="float">
            <text:p>256,314940961</text:p>
          </table:table-cell>
          <table:table-cell office:value-type="float" office:value="252.841000765" calcext:value-type="float">
            <text:p>252,841000765</text:p>
          </table:table-cell>
          <table:table-cell office:value-type="float" office:value="253.534903085" calcext:value-type="float">
            <text:p>253,534903085</text:p>
          </table:table-cell>
          <table:table-cell office:value-type="float" office:value="258.533156965" calcext:value-type="float">
            <text:p>258,533156965</text:p>
          </table:table-cell>
          <table:table-cell office:value-type="float" office:value="252.689272027" calcext:value-type="float">
            <text:p>252,689272027</text:p>
          </table:table-cell>
          <table:table-cell office:value-type="float" office:value="251.15638708" calcext:value-type="float">
            <text:p>251,15638708</text:p>
          </table:table-cell>
          <table:table-cell/>
          <table:table-cell table:formula="of:=TRIMMEAN([.B15:.K15];0.2)" office:value-type="float" office:value="255.3759043055" calcext:value-type="float">
            <text:p>255,3759043055</text:p>
          </table:table-cell>
        </table:table-row>
        <table:table-row table:style-name="ro1">
          <table:table-cell office:value-type="string" calcext:value-type="string">
            <text:p>201509_BolsaFamiliaFolhaPagamento.csv</text:p>
          </table:table-cell>
          <table:table-cell office:value-type="float" office:value="259.071981559" calcext:value-type="float">
            <text:p>259,071981559</text:p>
          </table:table-cell>
          <table:table-cell office:value-type="float" office:value="260.417509197" calcext:value-type="float">
            <text:p>260,417509197</text:p>
          </table:table-cell>
          <table:table-cell office:value-type="float" office:value="260.352833417" calcext:value-type="float">
            <text:p>260,352833417</text:p>
          </table:table-cell>
          <table:table-cell office:value-type="float" office:value="258.537900435" calcext:value-type="float">
            <text:p>258,537900435</text:p>
          </table:table-cell>
          <table:table-cell office:value-type="float" office:value="263.056619263" calcext:value-type="float">
            <text:p>263,056619263</text:p>
          </table:table-cell>
          <table:table-cell office:value-type="float" office:value="249.362234623" calcext:value-type="float">
            <text:p>249,362234623</text:p>
          </table:table-cell>
          <table:table-cell office:value-type="float" office:value="250.389434445" calcext:value-type="float">
            <text:p>250,389434445</text:p>
          </table:table-cell>
          <table:table-cell office:value-type="float" office:value="252.26793285" calcext:value-type="float">
            <text:p>252,26793285</text:p>
          </table:table-cell>
          <table:table-cell office:value-type="float" office:value="248.547662695" calcext:value-type="float">
            <text:p>248,547662695</text:p>
          </table:table-cell>
          <table:table-cell office:value-type="float" office:value="250.270701306" calcext:value-type="float">
            <text:p>250,270701306</text:p>
          </table:table-cell>
          <table:table-cell/>
          <table:table-cell table:formula="of:=TRIMMEAN([.B16:.K16];0.2)" office:value-type="float" office:value="255.083815979" calcext:value-type="float">
            <text:p>255,083815979</text:p>
          </table:table-cell>
        </table:table-row>
        <table:table-row table:style-name="ro1">
          <table:table-cell office:value-type="string" calcext:value-type="string">
            <text:p>201510_BolsaFamiliaFolhaPagamento.csv</text:p>
          </table:table-cell>
          <table:table-cell office:value-type="float" office:value="266.737536037" calcext:value-type="float">
            <text:p>266,737536037</text:p>
          </table:table-cell>
          <table:table-cell office:value-type="float" office:value="263.191535259" calcext:value-type="float">
            <text:p>263,191535259</text:p>
          </table:table-cell>
          <table:table-cell office:value-type="float" office:value="271.707233089" calcext:value-type="float">
            <text:p>271,707233089</text:p>
          </table:table-cell>
          <table:table-cell office:value-type="float" office:value="264.100819446" calcext:value-type="float">
            <text:p>264,100819446</text:p>
          </table:table-cell>
          <table:table-cell office:value-type="float" office:value="264.026283199" calcext:value-type="float">
            <text:p>264,026283199</text:p>
          </table:table-cell>
          <table:table-cell office:value-type="float" office:value="252.369196263" calcext:value-type="float">
            <text:p>252,369196263</text:p>
          </table:table-cell>
          <table:table-cell office:value-type="float" office:value="255.065312055" calcext:value-type="float">
            <text:p>255,065312055</text:p>
          </table:table-cell>
          <table:table-cell office:value-type="float" office:value="255.76979477" calcext:value-type="float">
            <text:p>255,76979477</text:p>
          </table:table-cell>
          <table:table-cell office:value-type="float" office:value="251.662951003" calcext:value-type="float">
            <text:p>251,662951003</text:p>
          </table:table-cell>
          <table:table-cell office:value-type="float" office:value="255.353584112" calcext:value-type="float">
            <text:p>255,353584112</text:p>
          </table:table-cell>
          <table:table-cell/>
          <table:table-cell table:formula="of:=TRIMMEAN([.B17:.K17];0.2)" office:value-type="float" office:value="259.576757642625" calcext:value-type="float">
            <text:p>259,5767576426</text:p>
          </table:table-cell>
        </table:table-row>
        <table:table-row table:style-name="ro1">
          <table:table-cell office:value-type="string" calcext:value-type="string">
            <text:p>201511_BolsaFamiliaFolhaPagamento.csv</text:p>
          </table:table-cell>
          <table:table-cell office:value-type="float" office:value="257.60406931" calcext:value-type="float">
            <text:p>257,60406931</text:p>
          </table:table-cell>
          <table:table-cell office:value-type="float" office:value="257.172948135" calcext:value-type="float">
            <text:p>257,172948135</text:p>
          </table:table-cell>
          <table:table-cell office:value-type="float" office:value="265.537915616" calcext:value-type="float">
            <text:p>265,537915616</text:p>
          </table:table-cell>
          <table:table-cell office:value-type="float" office:value="263.3447187" calcext:value-type="float">
            <text:p>263,3447187</text:p>
          </table:table-cell>
          <table:table-cell office:value-type="float" office:value="260.927577697" calcext:value-type="float">
            <text:p>260,927577697</text:p>
          </table:table-cell>
          <table:table-cell office:value-type="float" office:value="252.770568058" calcext:value-type="float">
            <text:p>252,770568058</text:p>
          </table:table-cell>
          <table:table-cell office:value-type="float" office:value="264.587638647" calcext:value-type="float">
            <text:p>264,587638647</text:p>
          </table:table-cell>
          <table:table-cell office:value-type="float" office:value="259.746927098" calcext:value-type="float">
            <text:p>259,746927098</text:p>
          </table:table-cell>
          <table:table-cell office:value-type="float" office:value="254.677357162" calcext:value-type="float">
            <text:p>254,677357162</text:p>
          </table:table-cell>
          <table:table-cell office:value-type="float" office:value="253.298735364" calcext:value-type="float">
            <text:p>253,298735364</text:p>
          </table:table-cell>
          <table:table-cell/>
          <table:table-cell table:formula="of:=TRIMMEAN([.B18:.K18];0.2)" office:value-type="float" office:value="258.919996514125" calcext:value-type="float">
            <text:p>258,9199965141</text:p>
          </table:table-cell>
        </table:table-row>
        <table:table-row table:style-name="ro1">
          <table:table-cell office:value-type="string" calcext:value-type="string">
            <text:p>201512_BolsaFamiliaFolhaPagamento.csv</text:p>
          </table:table-cell>
          <table:table-cell office:value-type="float" office:value="256.892815969" calcext:value-type="float">
            <text:p>256,892815969</text:p>
          </table:table-cell>
          <table:table-cell office:value-type="float" office:value="264.010498682" calcext:value-type="float">
            <text:p>264,010498682</text:p>
          </table:table-cell>
          <table:table-cell office:value-type="float" office:value="265.199353902" calcext:value-type="float">
            <text:p>265,199353902</text:p>
          </table:table-cell>
          <table:table-cell office:value-type="float" office:value="268.144473214" calcext:value-type="float">
            <text:p>268,144473214</text:p>
          </table:table-cell>
          <table:table-cell office:value-type="float" office:value="262.775628741" calcext:value-type="float">
            <text:p>262,775628741</text:p>
          </table:table-cell>
          <table:table-cell office:value-type="float" office:value="251.121087252" calcext:value-type="float">
            <text:p>251,121087252</text:p>
          </table:table-cell>
          <table:table-cell office:value-type="float" office:value="254.677268878" calcext:value-type="float">
            <text:p>254,677268878</text:p>
          </table:table-cell>
          <table:table-cell office:value-type="float" office:value="256.865824582" calcext:value-type="float">
            <text:p>256,865824582</text:p>
          </table:table-cell>
          <table:table-cell office:value-type="float" office:value="255.568383504" calcext:value-type="float">
            <text:p>255,568383504</text:p>
          </table:table-cell>
          <table:table-cell office:value-type="float" office:value="253.096548657" calcext:value-type="float">
            <text:p>253,096548657</text:p>
          </table:table-cell>
          <table:table-cell/>
          <table:table-cell table:formula="of:=TRIMMEAN([.B19:.K19];0.2)" office:value-type="float" office:value="258.635790364375" calcext:value-type="float">
            <text:p>258,6357903644</text:p>
          </table:table-cell>
        </table:table-row>
        <table:table-row table:style-name="ro1">
          <table:table-cell office:value-type="string" calcext:value-type="string">
            <text:p>201601_BolsaFamiliaFolhaPagamento.csv</text:p>
          </table:table-cell>
          <table:table-cell office:value-type="float" office:value="265.302120592" calcext:value-type="float">
            <text:p>265,302120592</text:p>
          </table:table-cell>
          <table:table-cell office:value-type="float" office:value="268.286318896" calcext:value-type="float">
            <text:p>268,286318896</text:p>
          </table:table-cell>
          <table:table-cell office:value-type="float" office:value="269.157299665" calcext:value-type="float">
            <text:p>269,157299665</text:p>
          </table:table-cell>
          <table:table-cell office:value-type="float" office:value="266.909949328" calcext:value-type="float">
            <text:p>266,909949328</text:p>
          </table:table-cell>
          <table:table-cell office:value-type="float" office:value="269.256255188" calcext:value-type="float">
            <text:p>269,256255188</text:p>
          </table:table-cell>
          <table:table-cell office:value-type="float" office:value="251.514816783" calcext:value-type="float">
            <text:p>251,514816783</text:p>
          </table:table-cell>
          <table:table-cell office:value-type="float" office:value="255.061684577" calcext:value-type="float">
            <text:p>255,061684577</text:p>
          </table:table-cell>
          <table:table-cell office:value-type="float" office:value="256.082210901" calcext:value-type="float">
            <text:p>256,082210901</text:p>
          </table:table-cell>
          <table:table-cell office:value-type="float" office:value="250.305352296" calcext:value-type="float">
            <text:p>250,305352296</text:p>
          </table:table-cell>
          <table:table-cell office:value-type="float" office:value="251.654541752" calcext:value-type="float">
            <text:p>251,654541752</text:p>
          </table:table-cell>
          <table:table-cell/>
          <table:table-cell table:formula="of:=TRIMMEAN([.B20:.K20];0.2)" office:value-type="float" office:value="260.49611781175" calcext:value-type="float">
            <text:p>260,4961178118</text:p>
          </table:table-cell>
        </table:table-row>
        <table:table-row table:style-name="ro1">
          <table:table-cell office:value-type="string" calcext:value-type="string">
            <text:p>201602_BolsaFamiliaFolhaPagamento.csv</text:p>
          </table:table-cell>
          <table:table-cell office:value-type="float" office:value="270.89951891" calcext:value-type="float">
            <text:p>270,89951891</text:p>
          </table:table-cell>
          <table:table-cell office:value-type="float" office:value="258.899923484" calcext:value-type="float">
            <text:p>258,899923484</text:p>
          </table:table-cell>
          <table:table-cell office:value-type="float" office:value="265.085457288" calcext:value-type="float">
            <text:p>265,085457288</text:p>
          </table:table-cell>
          <table:table-cell office:value-type="float" office:value="265.426337009" calcext:value-type="float">
            <text:p>265,426337009</text:p>
          </table:table-cell>
          <table:table-cell office:value-type="float" office:value="275.494814189" calcext:value-type="float">
            <text:p>275,494814189</text:p>
          </table:table-cell>
          <table:table-cell office:value-type="float" office:value="255.846609765" calcext:value-type="float">
            <text:p>255,846609765</text:p>
          </table:table-cell>
          <table:table-cell office:value-type="float" office:value="259.85931632" calcext:value-type="float">
            <text:p>259,85931632</text:p>
          </table:table-cell>
          <table:table-cell office:value-type="float" office:value="261.332152645" calcext:value-type="float">
            <text:p>261,332152645</text:p>
          </table:table-cell>
          <table:table-cell office:value-type="float" office:value="257.615165317" calcext:value-type="float">
            <text:p>257,615165317</text:p>
          </table:table-cell>
          <table:table-cell office:value-type="float" office:value="259.012446148" calcext:value-type="float">
            <text:p>259,012446148</text:p>
          </table:table-cell>
          <table:table-cell/>
          <table:table-cell table:formula="of:=TRIMMEAN([.B21:.K21];0.2)" office:value-type="float" office:value="262.266289640125" calcext:value-type="float">
            <text:p>262,2662896401</text:p>
          </table:table-cell>
        </table:table-row>
        <table:table-row table:style-name="ro1">
          <table:table-cell office:value-type="string" calcext:value-type="string">
            <text:p>201603_BolsaFamiliaFolhaPagamento.csv</text:p>
          </table:table-cell>
          <table:table-cell office:value-type="float" office:value="268.955472749" calcext:value-type="float">
            <text:p>268,955472749</text:p>
          </table:table-cell>
          <table:table-cell office:value-type="float" office:value="268.372112639" calcext:value-type="float">
            <text:p>268,372112639</text:p>
          </table:table-cell>
          <table:table-cell office:value-type="float" office:value="274.333739213" calcext:value-type="float">
            <text:p>274,333739213</text:p>
          </table:table-cell>
          <table:table-cell office:value-type="float" office:value="265.913326806" calcext:value-type="float">
            <text:p>265,913326806</text:p>
          </table:table-cell>
          <table:table-cell office:value-type="float" office:value="260.842650777" calcext:value-type="float">
            <text:p>260,842650777</text:p>
          </table:table-cell>
          <table:table-cell office:value-type="float" office:value="253.354155477" calcext:value-type="float">
            <text:p>253,354155477</text:p>
          </table:table-cell>
          <table:table-cell office:value-type="float" office:value="253.940464618" calcext:value-type="float">
            <text:p>253,940464618</text:p>
          </table:table-cell>
          <table:table-cell office:value-type="float" office:value="253.217908724" calcext:value-type="float">
            <text:p>253,217908724</text:p>
          </table:table-cell>
          <table:table-cell office:value-type="float" office:value="250.284714631" calcext:value-type="float">
            <text:p>250,284714631</text:p>
          </table:table-cell>
          <table:table-cell office:value-type="float" office:value="252.344766452" calcext:value-type="float">
            <text:p>252,344766452</text:p>
          </table:table-cell>
          <table:table-cell/>
          <table:table-cell table:formula="of:=TRIMMEAN([.B22:.K22];0.2)" office:value-type="float" office:value="259.61760728025" calcext:value-type="float">
            <text:p>259,6176072803</text:p>
          </table:table-cell>
        </table:table-row>
        <table:table-row table:style-name="ro1">
          <table:table-cell office:value-type="string" calcext:value-type="string">
            <text:p>201604_BolsaFamiliaFolhaPagamento.csv</text:p>
          </table:table-cell>
          <table:table-cell office:value-type="float" office:value="267.04498455" calcext:value-type="float">
            <text:p>267,04498455</text:p>
          </table:table-cell>
          <table:table-cell office:value-type="float" office:value="268.541409211" calcext:value-type="float">
            <text:p>268,541409211</text:p>
          </table:table-cell>
          <table:table-cell office:value-type="float" office:value="278.54519285" calcext:value-type="float">
            <text:p>278,54519285</text:p>
          </table:table-cell>
          <table:table-cell office:value-type="float" office:value="272.256320749" calcext:value-type="float">
            <text:p>272,256320749</text:p>
          </table:table-cell>
          <table:table-cell office:value-type="float" office:value="273.381289287" calcext:value-type="float">
            <text:p>273,381289287</text:p>
          </table:table-cell>
          <table:table-cell office:value-type="float" office:value="253.333525998" calcext:value-type="float">
            <text:p>253,333525998</text:p>
          </table:table-cell>
          <table:table-cell office:value-type="float" office:value="257.72838081" calcext:value-type="float">
            <text:p>257,72838081</text:p>
          </table:table-cell>
          <table:table-cell office:value-type="float" office:value="256.421892027" calcext:value-type="float">
            <text:p>256,421892027</text:p>
          </table:table-cell>
          <table:table-cell office:value-type="float" office:value="251.818469877" calcext:value-type="float">
            <text:p>251,818469877</text:p>
          </table:table-cell>
          <table:table-cell office:value-type="float" office:value="253.18551511" calcext:value-type="float">
            <text:p>253,18551511</text:p>
          </table:table-cell>
          <table:table-cell/>
          <table:table-cell table:formula="of:=TRIMMEAN([.B23:.K23];0.2)" office:value-type="float" office:value="262.73666471775" calcext:value-type="float">
            <text:p>262,7366647178</text:p>
          </table:table-cell>
        </table:table-row>
        <table:table-row table:style-name="ro1">
          <table:table-cell office:value-type="string" calcext:value-type="string">
            <text:p>201605_BolsaFamiliaFolhaPagamento.csv</text:p>
          </table:table-cell>
          <table:table-cell office:value-type="float" office:value="258.354834044" calcext:value-type="float">
            <text:p>258,354834044</text:p>
          </table:table-cell>
          <table:table-cell office:value-type="float" office:value="261.248193802" calcext:value-type="float">
            <text:p>261,248193802</text:p>
          </table:table-cell>
          <table:table-cell office:value-type="float" office:value="260.846049002" calcext:value-type="float">
            <text:p>260,846049002</text:p>
          </table:table-cell>
          <table:table-cell office:value-type="float" office:value="256.394789817" calcext:value-type="float">
            <text:p>256,394789817</text:p>
          </table:table-cell>
          <table:table-cell office:value-type="float" office:value="261.391491323" calcext:value-type="float">
            <text:p>261,391491323</text:p>
          </table:table-cell>
          <table:table-cell office:value-type="float" office:value="264.499899719" calcext:value-type="float">
            <text:p>264,499899719</text:p>
          </table:table-cell>
          <table:table-cell office:value-type="float" office:value="267.535123075" calcext:value-type="float">
            <text:p>267,535123075</text:p>
          </table:table-cell>
          <table:table-cell office:value-type="float" office:value="270.327303244" calcext:value-type="float">
            <text:p>270,327303244</text:p>
          </table:table-cell>
          <table:table-cell office:value-type="float" office:value="262.894292497" calcext:value-type="float">
            <text:p>262,894292497</text:p>
          </table:table-cell>
          <table:table-cell office:value-type="float" office:value="263.12268087" calcext:value-type="float">
            <text:p>263,12268087</text:p>
          </table:table-cell>
          <table:table-cell/>
          <table:table-cell table:formula="of:=TRIMMEAN([.B24:.K24];0.2)" office:value-type="float" office:value="262.4865705415" calcext:value-type="float">
            <text:p>262,4865705415</text:p>
          </table:table-cell>
        </table:table-row>
        <table:table-row table:style-name="ro1">
          <table:table-cell office:value-type="string" calcext:value-type="string">
            <text:p>201606_BolsaFamiliaFolhaPagamento.csv</text:p>
          </table:table-cell>
          <table:table-cell office:value-type="float" office:value="263.199451569" calcext:value-type="float">
            <text:p>263,199451569</text:p>
          </table:table-cell>
          <table:table-cell office:value-type="float" office:value="263.298363295" calcext:value-type="float">
            <text:p>263,298363295</text:p>
          </table:table-cell>
          <table:table-cell office:value-type="float" office:value="268.612979887" calcext:value-type="float">
            <text:p>268,612979887</text:p>
          </table:table-cell>
          <table:table-cell office:value-type="float" office:value="266.149822969" calcext:value-type="float">
            <text:p>266,149822969</text:p>
          </table:table-cell>
          <table:table-cell office:value-type="float" office:value="268.797053881" calcext:value-type="float">
            <text:p>268,797053881</text:p>
          </table:table-cell>
          <table:table-cell office:value-type="float" office:value="248.526746475" calcext:value-type="float">
            <text:p>248,526746475</text:p>
          </table:table-cell>
          <table:table-cell office:value-type="float" office:value="252.295743679" calcext:value-type="float">
            <text:p>252,295743679</text:p>
          </table:table-cell>
          <table:table-cell office:value-type="float" office:value="253.42858614" calcext:value-type="float">
            <text:p>253,42858614</text:p>
          </table:table-cell>
          <table:table-cell office:value-type="float" office:value="249.858418131" calcext:value-type="float">
            <text:p>249,858418131</text:p>
          </table:table-cell>
          <table:table-cell office:value-type="float" office:value="250.774533701" calcext:value-type="float">
            <text:p>250,774533701</text:p>
          </table:table-cell>
          <table:table-cell/>
          <table:table-cell table:formula="of:=TRIMMEAN([.B25:.K25];0.2)" office:value-type="float" office:value="258.452237421375" calcext:value-type="float">
            <text:p>258,452237421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table:formula="of:=SUM([.M2:.M25])" office:value-type="float" office:value="6240.87847640512" calcext:value-type="float">
            <text:p>6240,8784764051</text:p>
          </table:table-cell>
        </table:table-row>
      </table:table>
      <table:table table:name="Sheet5" table:style-name="ta1">
        <table:shapes>
          <draw:frame draw:z-index="0" draw:style-name="gr1" draw:text-style-name="P1" svg:width="159.99mm" svg:height="89.99mm" svg:x="6.85mm" svg:y="20.39mm">
            <draw:object draw:notify-on-update-of-ranges="Sheet5.B1:Sheet5.B1 Sheet5.B2:Sheet5.B2 Sheet5.C1:Sheet5.C1 Sheet5.C2:Sheet5.C2 Sheet5.D1:Sheet5.D1 Sheet5.D2:Sheet5.D2 Sheet5.E1:Sheet5.E1 Sheet5.E2:Sheet5.E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table:number-columns-repeated="2"/>
          <table:table-cell table:formula="of:=[2CM.M27]" office:value-type="float" office:value="7314.44713290386" calcext:value-type="float">
            <text:p>7314,4471329039</text:p>
          </table:table-cell>
          <table:table-cell table:formula="of:=[4CM.M27]" office:value-type="float" office:value="6660.53277108728" calcext:value-type="float">
            <text:p>6660,5327710873</text:p>
          </table:table-cell>
          <table:table-cell table:formula="of:=[6CM.M27]" office:value-type="float" office:value="6240.87847640512" calcext:value-type="float">
            <text:p>6240,87847640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/00/0000</text:date>, <text:time style:data-style-name="N2" text:time-value="23:48:50.6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6:09:14.417000000</meta:creation-date>
    <dc:date>2017-08-15T23:51:15.800000000</dc:date>
    <meta:editing-duration>PT26M25S</meta:editing-duration>
    <meta:editing-cycles>6</meta:editing-cycles>
    <meta:generator>LibreOffice/4.4.7.2$Windows_x86 LibreOffice_project/f3153a8b245191196a4b6b9abd1d0da16eead600</meta:generator>
    <meta:document-statistic meta:table-count="5" meta:cell-count="10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Sheet5.B1:Sheet5.E2" chart:data-source-has-labels="row" svg:x="0.32cm" svg:y="0.18cm" svg:width="13.891cm" svg:height="8.64cm">
          <chartooo:coordinate-region svg:x="1.312cm" svg:y="0.379cm" svg:width="12.89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5.B2:Sheet5.B2" chart:label-cell-address="Sheet5.B1:Sheet5.B1" chart:class="chart:bar">
            <chart:data-point/>
          </chart:series>
          <chart:series chart:style-name="ch8" chart:values-cell-range-address="Sheet5.C2:Sheet5.C2" chart:label-cell-address="Sheet5.C1:Sheet5.C1" chart:class="chart:bar">
            <chart:data-point/>
          </chart:series>
          <chart:series chart:style-name="ch9" chart:values-cell-range-address="Sheet5.D2:Sheet5.D2" chart:label-cell-address="Sheet5.D1:Sheet5.D1" chart:class="chart:bar">
            <chart:data-point/>
          </chart:series>
          <chart:series chart:style-name="ch10" chart:values-cell-range-address="Sheet5.E2:Sheet5.E2" chart:label-cell-address="Sheet5.E1:Sheet5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5.B1:Sheet5.B1</svg:desc>
                </draw:g>
              </table:table-cell>
              <table:table-cell office:value-type="string">
                <text:p>2CM</text:p>
                <draw:g>
                  <svg:desc>Sheet5.C1:Sheet5.C1</svg:desc>
                </draw:g>
              </table:table-cell>
              <table:table-cell office:value-type="string">
                <text:p>4CM</text:p>
                <draw:g>
                  <svg:desc>Sheet5.D1:Sheet5.D1</svg:desc>
                </draw:g>
              </table:table-cell>
              <table:table-cell office:value-type="string">
                <text:p>6CM</text:p>
                <draw:g>
                  <svg:desc>Sheet5.E1:Sheet5.E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NaN">
                <text:p>NaN</text:p>
                <draw:g>
                  <svg:desc>Sheet5.B2:Sheet5.B2</svg:desc>
                </draw:g>
              </table:table-cell>
              <table:table-cell office:value-type="float" office:value="7314.44713290386">
                <text:p>7314.44713290386</text:p>
                <draw:g>
                  <svg:desc>Sheet5.C2:Sheet5.C2</svg:desc>
                </draw:g>
              </table:table-cell>
              <table:table-cell office:value-type="float" office:value="6660.53277108728">
                <text:p>6660.53277108728</text:p>
                <draw:g>
                  <svg:desc>Sheet5.D2:Sheet5.D2</svg:desc>
                </draw:g>
              </table:table-cell>
              <table:table-cell office:value-type="float" office:value="6240.87847640512">
                <text:p>6240.87847640512</text:p>
                <draw:g>
                  <svg:desc>Sheet5.E2:Sheet5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